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2.598cm"/>
    </style:style>
    <style:style style:name="co32" style:family="table-column">
      <style:table-column-properties fo:break-before="auto" style:column-width="1.335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2.406cm"/>
    </style:style>
    <style:style style:name="co36" style:family="table-column">
      <style:table-column-properties fo:break-before="auto" style:column-width="2.399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974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07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32cm"/>
    </style:style>
    <style:style style:name="co43" style:family="table-column">
      <style:table-column-properties fo:break-before="auto" style:column-width="1.205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304cm"/>
    </style:style>
    <style:style style:name="co46" style:family="table-column">
      <style:table-column-properties fo:break-before="auto" style:column-width="0.804cm"/>
    </style:style>
    <style:style style:name="co47" style:family="table-column">
      <style:table-column-properties fo:break-before="auto" style:column-width="1.686cm"/>
    </style:style>
    <style:style style:name="co48" style:family="table-column">
      <style:table-column-properties fo:break-before="auto" style:column-width="2.768cm"/>
    </style:style>
    <style:style style:name="co49" style:family="table-column">
      <style:table-column-properties fo:break-before="auto" style:column-width="1.263cm"/>
    </style:style>
    <style:style style:name="co50" style:family="table-column">
      <style:table-column-properties fo:break-before="auto" style:column-width="1.229cm"/>
    </style:style>
    <style:style style:name="co51" style:family="table-column">
      <style:table-column-properties fo:break-before="auto" style:column-width="3.829cm"/>
    </style:style>
    <style:style style:name="co52" style:family="table-column">
      <style:table-column-properties fo:break-before="auto" style:column-width="3.29cm"/>
    </style:style>
    <style:style style:name="co53" style:family="table-column">
      <style:table-column-properties fo:break-before="auto" style:column-width="3.411cm"/>
    </style:style>
    <style:style style:name="co54" style:family="table-column">
      <style:table-column-properties fo:break-before="auto" style:column-width="3.166cm"/>
    </style:style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60" style:family="table-column">
      <style:table-column-properties fo:break-before="auto" style:column-width="5.53cm"/>
    </style:style>
    <style:style style:name="co61" style:family="table-column">
      <style:table-column-properties fo:break-before="auto" style:column-width="0.981cm"/>
    </style:style>
    <style:style style:name="co62" style:family="table-column">
      <style:table-column-properties fo:break-before="auto" style:column-width="4.59cm"/>
    </style:style>
    <style:style style:name="co63" style:family="table-column">
      <style:table-column-properties fo:break-before="auto" style:column-width="2.635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1.692cm"/>
    </style:style>
    <style:style style:name="co96" style:family="table-column">
      <style:table-column-properties fo:break-before="auto" style:column-width="3.231cm"/>
    </style:style>
    <style:style style:name="co97" style:family="table-column">
      <style:table-column-properties fo:break-before="auto" style:column-width="2.036cm"/>
    </style:style>
    <style:style style:name="co98" style:family="table-column">
      <style:table-column-properties fo:break-before="auto" style:column-width="1.201cm"/>
    </style:style>
    <style:style style:name="co99" style:family="table-column">
      <style:table-column-properties fo:break-before="auto" style:column-width="4.316cm"/>
    </style:style>
    <style:style style:name="co100" style:family="table-column">
      <style:table-column-properties fo:break-before="auto" style:column-width="1.498cm"/>
    </style:style>
    <style:style style:name="co10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61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52" style:family="table-cell" style:parent-style-name="Default">
      <style:table-cell-properties fo:border-bottom="2.24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6" fo:font-weight="bold"/>
    </style:style>
    <style:style style:name="ce69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7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4" style:family="table-cell" style:parent-style-name="Default">
      <style:table-cell-properties fo:background-color="#ffffd7" fo:border="0.74pt solid #000000" style:vertical-align="middle"/>
    </style:style>
    <style:style style:name="ce375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79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6"/>
    </style:style>
    <style:style style:name="ce410" style:family="table-cell" style:parent-style-name="Default">
      <style:table-cell-properties fo:background-color="#ffffd7" fo:border="0.74pt solid #000000"/>
    </style:style>
    <style:style style:name="ce382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6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8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9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399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6"/>
    </style:style>
    <style:style style:name="ce355" style:family="table-cell" style:parent-style-name="Default">
      <style:table-cell-properties style:vertical-align="middle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05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44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480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484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8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9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93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541" style:family="table-cell" style:parent-style-name="Default">
      <style:text-properties style:font-name="Avenir1" fo:font-style="normal" style:font-style-asian="normal" style:font-style-complex="normal"/>
    </style:style>
    <style:style style:name="ce5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1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5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tyle="normal" style:font-style-asian="normal" style:font-style-complex="normal"/>
    </style:style>
    <style:style style:name="ce64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74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4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84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20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</style:style>
    <style:style style:name="ce1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5];#NAME?;13;0));#NAME?;3;0))&lt;(VLOOKUP([.C35];#NAME?;2;1)))" style:apply-style-name="Warning_5f_MF_5f_kov" style:base-cell-address="Harcértékek.J31"/>
    </style:style>
    <style:style style:name="ce10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5];#NAME?;13;0));#NAME?;3;0))&lt;(VLOOKUP([.C35];#NAME?;2;1)))" style:apply-style-name="Warning_5f_MF_5f_kov" style:base-cell-address="Harcértékek.J31"/>
    </style:style>
    <style:style style:name="ce1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8];#NAME?;11;0));#NAME?;3;0))&lt;(VLOOKUP([.C38];#NAME?;2;1)))" style:apply-style-name="Warning_5f_MF_5f_kov" style:base-cell-address="Harcértékek.J34"/>
    </style:style>
    <style:style style:name="ce10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5];#NAME?;13;0));#NAME?;3;0))&lt;(VLOOKUP([.C35];#NAME?;2;1)))" style:apply-style-name="Warning_5f_MF_5f_kov" style:base-cell-address="Harcértékek.J31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9]=[$Data.$S$32])               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9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2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is-true-formula([.$E13]&gt;[.$E$14])" style:apply-style-name="Warning_5f_primer_5f_túllépve" style:base-cell-address="Alapértékek.A9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6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069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1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079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83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086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08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091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092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09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0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  <style:map style:condition="cell-content()&gt;[$Alapértékek.$C39]" style:apply-style-name="Warning_5f_foktúllépés" style:base-cell-address="Alapértékek.D39"/>
    </style:style>
    <style:style style:name="ce110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11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  <style:map style:condition="cell-content()&gt;[$Alapértékek.$C39]" style:apply-style-name="Warning_5f_foktúllépés" style:base-cell-address="Alapértékek.D39"/>
    </style:style>
    <style:style style:name="ce11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  <style:map style:condition="cell-content()&gt;[$Alapértékek.$C53]" style:apply-style-name="Warning_5f_foktúllépés" style:base-cell-address="Alapértékek.D53"/>
    </style:style>
    <style:style style:name="ce113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  <style:map style:condition="cell-content()&gt;[$Alapértékek.$C53]" style:apply-style-name="Warning_5f_foktúllépés" style:base-cell-address="Alapértékek.D53"/>
    </style:style>
    <style:style style:name="ce1120" style:family="table-cell" style:parent-style-name="Default">
      <style:table-cell-properties style:vertical-align="middle"/>
      <style:text-properties style:font-name="Avenir6"/>
      <style:map style:condition="cell-content()&gt;[$Alapértékek.$C53]" style:apply-style-name="Warning_5f_foktúllépés" style:base-cell-address="Alapértékek.D53"/>
    </style:style>
    <style:style style:name="ce1121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cell-content()&gt;[$Alapértékek.$C53]" style:apply-style-name="Warning_5f_foktúllépés" style:base-cell-address="Alapértékek.D53"/>
    </style:style>
    <style:style style:name="ce1122" style:family="table-cell" style:parent-style-name="Default">
      <style:map style:condition="cell-content()&gt;[$Alapértékek.$C53]" style:apply-style-name="Warning_5f_foktúllépés" style:base-cell-address="Alapértékek.D53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13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  <style:map style:condition="cell-content()&lt;0" style:apply-style-name="Warning_5f_maradt" style:base-cell-address="Alapértékek.E10"/>
    </style:style>
    <style:style style:name="ce11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Alapértékek.E12"/>
    </style:style>
    <style:style style:name="ce114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Alapértékek.E12"/>
    </style:style>
    <style:style style:name="ce11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5" style:family="table-cell" style:parent-style-name="Default">
      <style:table-cell-properties fo:background-color="#cccccc" style:vertical-align="middle"/>
      <style:text-properties style:font-name="Avenir6"/>
    </style:style>
    <style:style style:name="ce1213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9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95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Alapértékek.J19"/>
    </style:style>
    <style:style style:name="ce119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Alapértékek.J19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1198" style:family="table-cell" style:parent-style-name="Default">
      <style:table-cell-properties fo:border="0.74pt solid #000000"/>
      <style:map style:condition="cell-content()&gt;[$Alapértékek.$J$9]" style:apply-style-name="Warning_5f_szinttúlépés" style:base-cell-address="Alapértékek.J32"/>
    </style:style>
    <style:style style:name="ce1199" style:family="table-cell" style:parent-style-name="Default">
      <style:table-cell-properties fo:border="0.74pt solid #000000"/>
      <style:map style:condition="cell-content()&gt;[$Alapértékek.$J$8]" style:apply-style-name="Warning_5f_szinttúlépés" style:base-cell-address="Alapértékek.J47"/>
    </style:style>
    <style:style style:name="ce1200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Alapértékek.$J$8]" style:apply-style-name="Warning_5f_szinttúlépés" style:base-cell-address="Alapértékek.J47"/>
    </style:style>
    <style:style style:name="ce1206" style:family="table-cell" style:parent-style-name="Default">
      <style:table-cell-properties style:vertical-align="middle"/>
      <style:text-properties style:font-name="Avenir6"/>
      <style:map style:condition="cell-content()&gt;[$Alapértékek.$J$8]" style:apply-style-name="Warning_5f_szinttúlépés" style:base-cell-address="Alapértékek.J47"/>
    </style:style>
    <style:style style:name="ce120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cell-content()&gt;[$Alapértékek.$J$8]" style:apply-style-name="Warning_5f_szinttúlépés" style:base-cell-address="Alapértékek.J47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1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4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4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1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8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79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8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2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30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911" style:family="table-cell" style:parent-style-name="Default">
      <style:table-cell-properties style:vertical-align="middle"/>
      <style:text-properties style:font-name="Avenir1"/>
    </style:style>
    <style:style style:name="ce1912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9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style:vertical-align="middle"/>
      <style:text-properties style:font-name="Avenir3"/>
    </style:style>
    <style:style style:name="ce19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9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31" style:family="table-cell" style:parent-style-name="Default">
      <style:table-cell-properties fo:background-color="transparent" style:vertical-align="middle"/>
      <style:text-properties style:font-name="Avenir1"/>
    </style:style>
    <style:style style:name="ce1932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934" style:family="table-cell" style:parent-style-name="Default">
      <style:table-cell-properties style:vertical-align="middle"/>
      <style:text-properties style:use-window-font-color="true" style:font-name="Avenir1"/>
    </style:style>
    <style:style style:name="ce1935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9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954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955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956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0" style:family="table-cell" style:parent-style-name="Default">
      <style:text-properties fo:font-size="8pt" style:font-size-asian="8pt" style:font-size-complex="8pt"/>
    </style:style>
    <style:style style:name="ce19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wrap-option="no-wrap" style:vertical-align="middle"/>
    </style:style>
    <style:style style:name="ce1964" style:family="table-cell" style:parent-style-name="Default">
      <style:table-cell-properties fo:wrap-option="wrap" style:vertical-align="middle"/>
    </style:style>
    <style:style style:name="ce196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966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967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968" style:family="table-cell" style:parent-style-name="Default" style:data-style-name="N100">
      <style:text-properties style:font-name="Avenir6" fo:font-weight="bold"/>
    </style:style>
    <style:style style:name="ce1969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970" style:family="table-cell" style:parent-style-name="Default" style:data-style-name="N100">
      <style:text-properties style:font-name="Avenir6" fo:font-weight="normal"/>
    </style:style>
    <style:style style:name="ce197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972" style:family="table-cell" style:parent-style-name="Default" style:data-style-name="N100">
      <style:text-properties fo:color="#ff0000" style:font-name="Avenir6" fo:font-weight="bold"/>
    </style:style>
    <style:style style:name="ce197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974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98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7pt"/>
    </style:style>
    <style:style style:name="ce1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9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29" style:family="table-cell" style:parent-style-name="Default">
      <style:table-cell-properties fo:border="0.06pt solid #000000" style:vertical-align="middle"/>
      <style:text-properties style:font-name="Avenir1"/>
    </style:style>
    <style:style style:name="ce16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6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6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6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6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66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6pt"/>
    </style:style>
    <style:style style:name="ce16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11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3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5">
          <table:error-message table:message-type="stop" table:display="true"/>
        </table:content-validation>
        <table:content-validation table:name="val77" table:condition="of:cell-content-is-in-list(hatterek_leiro)" table:allow-empty-cell="true" table:display-list="unsorted" table:base-cell-address="Hátterek.A28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condition="of:cell-content-is-in-list(#NAME?)" table:allow-empty-cell="true" table:display-list="unsorted" table:base-cell-address="Hátterek.A38">
          <table:error-message table:message-type="stop" table:display="true"/>
        </table:content-validation>
        <table:content-validation table:name="val8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H5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hatterek_kulturkorok)" table:allow-empty-cell="true" table:display-list="unsorted" table:base-cell-address="Hátterek.H27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condition="of:cell-content-is-in-list(hatterek_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9" table:base-cell-address="Hátterek.H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90" table:condition="of:cell-content-is-in-list(#NAME?)" table:allow-empty-cell="true" table:display-list="unsorted" table:base-cell-address="Hátterek.H11">
          <table:error-message table:message-type="stop" table:display="true"/>
        </table:content-validation>
        <table:content-validation table:name="val91" table:base-cell-address="Hátterek.J5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3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4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6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7" table:base-cell-address="Hátterek.A17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51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4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5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6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Papi</text:p>
            <text:p>- Szellemi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9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0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1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3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4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5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6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8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1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1"/>
        <table:table-column table:style-name="co2" table:default-cell-style-name="ce361"/>
        <table:table-column table:style-name="co3" table:default-cell-style-name="ce361"/>
        <table:table-column table:style-name="co4" table:default-cell-style-name="ce361"/>
        <table:table-column table:style-name="co5" table:default-cell-style-name="ce361"/>
        <table:table-column table:style-name="co6" table:default-cell-style-name="ce361"/>
        <table:table-column table:style-name="co7" table:default-cell-style-name="ce361"/>
        <table:table-column table:style-name="co8" table:number-columns-repeated="2" table:default-cell-style-name="ce361"/>
        <table:table-column table:style-name="co9" table:default-cell-style-name="ce361"/>
        <table:table-column table:style-name="co10" table:default-cell-style-name="ce361"/>
        <table:table-column table:style-name="co11" table:default-cell-style-name="ce361"/>
        <table:table-column table:style-name="co12" table:default-cell-style-name="ce361"/>
        <table:table-column table:style-name="co13" table:default-cell-style-name="ce361"/>
        <table:table-column table:style-name="co14" table:default-cell-style-name="ce36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4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7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4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4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40" office:value-type="string" calcext:value-type="string">
            <text:p>Harcmodor képzettségek</text:p>
          </table:table-cell>
          <table:table-cell table:style-name="ce64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3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4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3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Primer világi képzettség</text:p>
          </table:table-cell>
          <table:table-cell table:style-name="ce64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3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0" office:value-type="string" calcext:value-type="string">
            <text:p>Harci Fortélyok</text:p>
          </table:table-cell>
          <table:table-cell table:style-name="ce64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4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3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0" office:value-type="string" calcext:value-type="string">
            <text:p>Misztikus fortélyok</text:p>
          </table:table-cell>
          <table:table-cell table:style-name="ce64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00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2" table:content-validation-name="val64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00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00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00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00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00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7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4" table:content-validation-name="val68" table:number-columns-spanned="2" table:number-rows-spanned="1"/>
          <table:covered-table-cell table:style-name="ce244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4" table:content-validation-name="val68" table:number-columns-spanned="2" table:number-rows-spanned="1"/>
          <table:covered-table-cell table:style-name="ce244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4" table:content-validation-name="val68" table:number-columns-spanned="2" table:number-rows-spanned="1"/>
          <table:covered-table-cell table:style-name="ce244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87" office:value-type="string" calcext:value-type="string" table:number-columns-spanned="2" table:number-rows-spanned="1">
            <text:p>Fok</text:p>
          </table:table-cell>
          <table:covered-table-cell table:style-name="ce287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88" table:content-validation-name="val74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7" table:content-validation-name="val36" office:value-type="float" office:value="5" calcext:value-type="float">
            <text:p>5</text:p>
          </table:table-cell>
          <table:table-cell table:style-name="ce129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7" table:content-validation-name="val36" office:value-type="float" office:value="1" calcext:value-type="float">
            <text:p>1</text:p>
          </table:table-cell>
          <table:table-cell table:style-name="ce129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94" table:content-validation-name="val74" table:number-columns-spanned="2" table:number-rows-spanned="1"/>
          <table:covered-table-cell table:style-name="ce294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39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5">
          <table:table-cell table:style-name="ce36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05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440" table:content-validation-name="val91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[$Alapértékek.D8]*[$Data.$C$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2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7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6" table:content-validation-name="val85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47"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52" table:content-validation-name="val76" table:number-columns-spanned="4" table:number-rows-spanned="1"/>
          <table:covered-table-cell table:number-columns-repeated="2" table:style-name="ce370" table:content-validation-name="val81"/>
          <table:covered-table-cell table:style-name="ce379" table:content-validation-name="val81"/>
          <table:table-cell table:style-name="ce385" table:content-validation-name="val71" office:value-type="float" office:value="0" calcext:value-type="float">
            <text:p>0</text:p>
          </table:table-cell>
          <table:table-cell table:style-name="ce391" table:content-validation-name="val83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4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419" table:content-validation-name="val87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7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72" table:content-validation-name="val60"/>
          <table:table-cell table:style-name="ce589" table:content-validation-name="val95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8" table:content-validation-name="val89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79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9" table:content-validation-name="val80" table:number-columns-spanned="2" table:number-rows-spanned="1"/>
          <table:covered-table-cell table:style-name="ce375" table:content-validation-name="val82"/>
          <table:table-cell table:style-name="ce378" table:number-columns-spanned="4" table:number-rows-spanned="1"/>
          <table:covered-table-cell table:number-columns-repeated="2" table:style-name="ce382"/>
          <table:covered-table-cell table:style-name="ce399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6:Harcértékek.D56">
        <office:forms form:automatic-focus="false" form:apply-design-mode="false"/>
        <table:table-column table:style-name="co26" table:default-cell-style-name="ce541"/>
        <table:table-column table:style-name="co27" table:default-cell-style-name="ce541"/>
        <table:table-column table:style-name="co28" table:default-cell-style-name="ce541"/>
        <table:table-column table:style-name="co29" table:default-cell-style-name="ce541"/>
        <table:table-column table:style-name="co30" table:default-cell-style-name="ce541"/>
        <table:table-column table:style-name="co31" table:default-cell-style-name="ce541"/>
        <table:table-column table:style-name="co30" table:number-columns-repeated="3" table:default-cell-style-name="ce541"/>
        <table:table-column table:style-name="co32" table:default-cell-style-name="ce541"/>
        <table:table-column table:style-name="co14" table:default-cell-style-name="ce541"/>
        <table:table-column table:style-name="co33" table:default-cell-style-name="ce541"/>
        <table:table-column table:style-name="co34" table:default-cell-style-name="ce541"/>
        <table:table-column table:style-name="co35" table:default-cell-style-name="ce541"/>
        <table:table-column table:style-name="co36" table:default-cell-style-name="ce541"/>
        <table:table-column table:style-name="co37" table:default-cell-style-name="ce894"/>
        <table:table-column table:style-name="co38" table:default-cell-style-name="ce909"/>
        <table:table-column table:style-name="co39" table:default-cell-style-name="ce541"/>
        <table:table-column table:style-name="co39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80"/>
          <table:covered-table-cell table:number-columns-repeated="5" table:style-name="ce550"/>
          <table:covered-table-cell table:number-columns-repeated="2" table:style-name="ce480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4">
          <table:table-cell table:style-name="ce480"/>
          <table:table-cell table:style-name="ce480" table:number-columns-spanned="6" table:number-rows-spanned="1"/>
          <table:covered-table-cell table:number-columns-repeated="5" table:style-name="ce480"/>
          <table:table-cell table:style-name="ce480" table:number-columns-repeated="8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6">
          <table:table-cell table:style-name="ce431"/>
          <table:table-cell table:style-name="ce544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44" table:content-validation-name="val134" office:value-type="string" calcext:value-type="string">
            <text:p>Módosítók</text:p>
          </table:table-cell>
          <table:table-cell table:style-name="ce544" table:content-validation-name="val141" office:value-type="string" calcext:value-type="string">
            <text:p>Összesen</text:p>
          </table:table-cell>
          <table:table-cell table:style-name="ce480"/>
          <table:table-cell table:style-name="ce700" office:value-type="string" calcext:value-type="string" table:number-columns-spanned="2" table:number-rows-spanned="1">
            <text:p>Összesen felvett HM:</text:p>
          </table:table-cell>
          <table:covered-table-cell table:style-name="ce480"/>
          <table:table-cell table:style-name="ce790" table:content-validation-name="val168" table:formula="of:=SUM([.B5:.B6])" office:value-type="float" office:value="0" calcext:value-type="float">
            <text:p>0 HM</text:p>
          </table:table-cell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6" office:value-type="string" calcext:value-type="string">
            <text:p>-</text:p>
          </table:table-cell>
          <table:table-cell table:style-name="ce646" table:content-validation-name="val123" office:value-type="float" office:value="10" calcext:value-type="float">
            <text:p>10</text:p>
          </table:table-cell>
          <table:table-cell table:style-name="ce646" table:content-validation-name="val135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42" table:content-validation-name="val142" table:formula="of:=[.C4]+[.D4]" office:value-type="float" office:value="15" calcext:value-type="float">
            <text:p>15</text:p>
          </table:table-cell>
          <table:table-cell table:style-name="ce480"/>
          <table:table-cell table:style-name="ce700" office:value-type="string" calcext:value-type="string" table:number-columns-spanned="2" table:number-rows-spanned="1">
            <text:p>Max felvehető HM:</text:p>
          </table:table-cell>
          <table:covered-table-cell table:style-name="ce480"/>
          <table:table-cell table:style-name="ce920" table:content-validation-name="val169" table:formula="of:=([Data.C18]+ [$Alapértékek.C20])*[Alapértékek.D8]" office:value-type="float" office:value="30" calcext:value-type="float">
            <text:p>30 HM</text:p>
          </table:table-cell>
          <table:table-cell table:style-name="ce480" table:number-columns-repeated="3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7" office:value-type="float" office:value="0" calcext:value-type="float">
            <text:p>0</text:p>
          </table:table-cell>
          <table:table-cell table:style-name="ce646" table:content-validation-name="val123" office:value-type="float" office:value="20" calcext:value-type="float">
            <text:p>20</text:p>
          </table:table-cell>
          <table:table-cell table:style-name="ce646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42" table:content-validation-name="val143" table:formula="of:=[.C5]+[.B5]+[.D5]" office:value-type="float" office:value="20" calcext:value-type="float">
            <text:p>20</text:p>
          </table:table-cell>
          <table:table-cell table:style-name="ce480" table:number-columns-repeated="5"/>
          <table:table-cell/>
          <table:table-cell table:style-name="ce480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8" office:value-type="float" office:value="0" calcext:value-type="float">
            <text:p>0</text:p>
          </table:table-cell>
          <table:table-cell table:style-name="ce646" table:content-validation-name="val123" office:value-type="float" office:value="120" calcext:value-type="float">
            <text:p>120</text:p>
          </table:table-cell>
          <table:table-cell table:style-name="ce646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42" table:content-validation-name="val144" table:formula="of:=[.C6]+[.B6]+[.D6]" office:value-type="float" office:value="120" calcext:value-type="float">
            <text:p>120</text:p>
          </table:table-cell>
          <table:table-cell table:style-name="ce480" table:number-columns-repeated="5"/>
          <table:table-cell/>
          <table:table-cell table:style-name="ce480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6">
          <table:table-cell table:style-name="ce480" table:number-columns-repeated="6"/>
          <table:table-cell table:style-name="ce700" office:value-type="string" calcext:value-type="string" table:number-columns-spanned="2" table:number-rows-spanned="1">
            <text:p>Össz felvett CM:</text:p>
          </table:table-cell>
          <table:covered-table-cell table:style-name="ce480"/>
          <table:table-cell table:style-name="ce792" table:content-validation-name="val110" table:formula="of:=[.B8]" office:value-type="float" office:value="0" calcext:value-type="float">
            <text:p>0 HM</text:p>
          </table:table-cell>
          <table:table-cell table:style-name="ce480"/>
          <table:table-cell/>
          <table:table-cell table:style-name="ce480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9" office:value-type="float" office:value="0" calcext:value-type="float">
            <text:p>0</text:p>
          </table:table-cell>
          <table:table-cell table:style-name="ce646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42" table:content-validation-name="val145" table:formula="of:=[.C8]+[.B8]+[.D8]" office:value-type="float" office:value="-30" calcext:value-type="float">
            <text:p>-30</text:p>
          </table:table-cell>
          <table:table-cell table:style-name="ce480"/>
          <table:table-cell table:style-name="ce700" office:value-type="string" calcext:value-type="string" table:number-columns-spanned="2" table:number-rows-spanned="1">
            <text:p>Max felvehető CM:</text:p>
          </table:table-cell>
          <table:covered-table-cell table:style-name="ce480"/>
          <table:table-cell table:style-name="ce920" table:content-validation-name="val170" table:formula="of:=[Data.C21]*[Alapértékek.$D$8]" office:value-type="float" office:value="20" calcext:value-type="float">
            <text:p>20 HM</text:p>
          </table:table-cell>
          <table:table-cell table:style-name="ce480" table:number-columns-repeated="3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0" table:number-columns-spanned="9" table:number-rows-spanned="1"/>
          <table:covered-table-cell table:number-columns-repeated="5" table:style-name="ce550"/>
          <table:covered-table-cell table:number-columns-repeated="3" table:style-name="ce480"/>
          <table:table-cell table:style-name="ce480" table:number-columns-repeated="3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10" table:formula="of:=[Alapértékek.E10]" office:value-type="float" office:value="350" calcext:value-type="float">
            <text:p>350</text:p>
          </table:table-cell>
          <table:table-cell table:style-name="ce480"/>
          <table:table-cell table:style-name="ce700" office:value-type="string" calcext:value-type="string">
            <text:p>KP HM-re:</text:p>
          </table:table-cell>
          <table:table-cell table:style-name="ce1132" table:content-validation-name="val146" table:formula="of:=[.I3]*[Data.C17]+[.I7]*[Data.C20]" office:value-type="float" office:value="0" calcext:value-type="float">
            <text:p>0 KP</text:p>
          </table:table-cell>
          <table:table-cell table:style-name="ce480"/>
          <table:table-cell table:style-name="ce700" office:value-type="string" calcext:value-type="string" table:number-columns-spanned="2" table:number-rows-spanned="1">
            <text:p>Átlag HM</text:p>
          </table:table-cell>
          <table:covered-table-cell table:style-name="ce480"/>
          <table:table-cell table:style-name="ce793" table:content-validation-name="val171" table:formula="of:=(([.I3]+[.I7])/[Alapértékek.D8])" office:value-type="float" office:value="0" calcext:value-type="float">
            <text:p>0 HM</text:p>
          </table:table-cell>
          <table:table-cell table:style-name="ce480" table:number-columns-repeated="3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4"/>
          <table:table-cell table:style-name="ce484" table:number-columns-spanned="6" table:number-rows-spanned="1"/>
          <table:covered-table-cell table:number-columns-repeated="5" table:style-name="ce484"/>
          <table:table-cell table:style-name="ce484" table:number-columns-repeated="5"/>
          <table:table-cell table:style-name="Default" table:number-columns-repeated="5"/>
          <table:table-cell table:style-name="ce484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80"/>
          <table:table-cell/>
          <table:table-cell table:style-name="ce480"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48" table:content-validation-name="val125" office:value-type="string" calcext:value-type="string">
            <text:p>Szint</text:p>
          </table:table-cell>
          <table:table-cell table:style-name="ce648" office:value-type="string" calcext:value-type="string">
            <text:p>KÉ</text:p>
          </table:table-cell>
          <table:table-cell table:style-name="ce648" office:value-type="string" calcext:value-type="string">
            <text:p>TÉ/CÉ</text:p>
          </table:table-cell>
          <table:table-cell table:style-name="ce648" office:value-type="string" calcext:value-type="string">
            <text:p>VÉ</text:p>
          </table:table-cell>
          <table:table-cell table:style-name="ce648" table:content-validation-name="val156" office:value-type="string" calcext:value-type="string">
            <text:p>Harckeret</text:p>
          </table:table-cell>
          <table:table-cell table:style-name="ce64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6" table:formula="of:=[.C14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80" table:number-columns-repeated="3"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6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80" table:number-columns-repeated="3"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6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80" table:number-columns-repeated="3"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2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6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80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80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20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80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80" table:number-columns-repeated="2"/>
          <table:table-cell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9">
          <table:table-cell table:style-name="ce484" table:number-columns-spanned="9" table:number-rows-spanned="1"/>
          <table:covered-table-cell table:number-columns-repeated="7" table:style-name="ce484"/>
          <table:covered-table-cell table:style-name="ce929"/>
          <table:table-cell table:style-name="ce484"/>
          <table:table-cell table:style-name="ce840"/>
          <table:table-cell/>
          <table:table-cell table:style-name="Default" table:number-columns-repeated="5"/>
          <table:table-cell table:style-name="ce48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8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89" table:content-validation-name="val97" office:value-type="string" calcext:value-type="string">
            <text:p>Távolsági fegyver</text:p>
          </table:table-cell>
          <table:table-cell table:style-name="ce582" table:content-validation-name="val60" office:value-type="string" calcext:value-type="string">
            <text:p>Sebesség</text:p>
          </table:table-cell>
          <table:table-cell table:style-name="ce66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60" office:value-type="string" calcext:value-type="string">
            <text:p>SP</text:p>
          </table:table-cell>
          <table:table-cell table:style-name="ce660" office:value-type="string" calcext:value-type="string" table:number-columns-spanned="2" table:number-rows-spanned="1">
            <text:p>Hatótáv + Komment</text:p>
          </table:table-cell>
          <table:covered-table-cell table:style-name="ce581"/>
          <table:table-cell table:style-name="Default" table:number-columns-repeated="9"/>
          <table:table-cell table:number-columns-repeated="238"/>
        </table:table-row>
        <table:table-row table:style-name="ro10">
          <table:table-cell table:style-name="ce490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N/A</text:p>
          </table:table-cell>
          <table:table-cell table:style-name="ce661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25];tavolsagi_fegyverek_all;10;0)+[.$C25]*[Data.$T$6]" office:value-type="string" office:string-value="" calcext:value-type="error">
            <text:p>#N/A</text:p>
          </table:table-cell>
          <table:table-cell table:style-name="ce853" table:formula="of:=VLOOKUP([.$A2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10">
          <table:table-cell table:style-name="ce490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N/A</text:p>
          </table:table-cell>
          <table:table-cell table:style-name="ce661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26];tavolsagi_fegyverek_all;10;0)+[.$C26]*[Data.$T$6]" office:value-type="string" office:string-value="" calcext:value-type="error">
            <text:p>#N/A</text:p>
          </table:table-cell>
          <table:table-cell table:style-name="ce853" table:formula="of:=VLOOKUP([.$A26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85"/>
          <table:covered-table-cell table:number-columns-repeated="5" table:style-name="ce580"/>
          <table:covered-table-cell table:style-name="ce585"/>
          <table:covered-table-cell table:style-name="ce80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89" table:content-validation-name="val60" office:value-type="string" calcext:value-type="string">
            <text:p>Fegyver</text:p>
          </table:table-cell>
          <table:table-cell table:style-name="ce582" table:content-validation-name="val60" office:value-type="string" calcext:value-type="string">
            <text:p>Sebesség</text:p>
          </table:table-cell>
          <table:table-cell table:style-name="ce66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60" office:value-type="string" calcext:value-type="string">
            <text:p>SP</text:p>
          </table:table-cell>
          <table:table-cell table:style-name="ce660" office:value-type="string" calcext:value-type="string" table:number-columns-spanned="2" table:number-rows-spanned="1">
            <text:p>Komment</text:p>
          </table:table-cell>
          <table:covered-table-cell table:style-name="ce581"/>
          <table:table-cell table:style-name="ce484"/>
          <table:table-cell table:style-name="ce840"/>
          <table:table-cell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10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853" table:content-validation-name="val158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025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50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Kard, hosszú</text:p>
          </table:table-cell>
          <table:table-cell table:style-name="ce512" table:content-validation-name="val111" table:formula="of:=IFNA(VLOOKUP([.$A31];kezifegyverek_all;12;0);[Data.$C$32])" office:value-type="float" office:value="6" calcext:value-type="float">
            <text:p>6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1];kezifegyverek_all;9;0)+[.$C31]*[Data.$S$6];[Data.$C$32])" office:value-type="float" office:value="6" calcext:value-type="float">
            <text:p>6</text:p>
          </table:table-cell>
          <table:table-cell table:style-name="ce853" table:content-validation-name="val110" table:formula="of:=IFERROR(VLOOKUP([.$A31];kezifegyverek_all;10;0)+[.$C31]*[Data.$S$6];[Data.$C$32])" office:value-type="float" office:value="12" calcext:value-type="float">
            <text:p>12</text:p>
          </table:table-cell>
          <table:table-cell table:style-name="ce853" table:content-validation-name="val110" table:formula="of:=IFERROR(VLOOKUP([.$A31];kezifegyverek_all;11;0)+[.$C31]*[Data.$S$6];[Data.$C$32])" office:value-type="float" office:value="12" calcext:value-type="float">
            <text:p>12</text:p>
          </table:table-cell>
          <table:table-cell table:style-name="ce853" table:content-validation-name="val159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4  V/S" calcext:value-type="string">
            <text:p>4 <text:s/>V/S</text:p>
          </table:table-cell>
          <table:table-cell table:style-name="ce846" table:content-validation-name="val60" table:formula="of:=COM.MICROSOFT.CONCAT(IF(VLOOKUP([.$A31];kezifegyverek_all;7;0)=1;&quot;MK szabály!&quot;;&quot;&quot;); VLOOKUP([.$A31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Tőr</text:p>
          </table:table-cell>
          <table:table-cell table:style-name="ce512" table:content-validation-name="val111" table:formula="of:=IFNA(VLOOKUP([.$A32];kezifegyverek_all;12;0);[Data.$C$32])" office:value-type="float" office:value="5" calcext:value-type="float">
            <text:p>5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2];kezifegyverek_all;9;0)+[.$C32]*[Data.$S$6];[Data.$C$32])" office:value-type="float" office:value="2" calcext:value-type="float">
            <text:p>2</text:p>
          </table:table-cell>
          <table:table-cell table:style-name="ce853" table:content-validation-name="val110" table:formula="of:=IFERROR(VLOOKUP([.$A32];kezifegyverek_all;10;0)+[.$C32]*[Data.$S$6];[Data.$C$32])" office:value-type="float" office:value="4" calcext:value-type="float">
            <text:p>4</text:p>
          </table:table-cell>
          <table:table-cell table:style-name="ce853" table:content-validation-name="val110" table:formula="of:=IFERROR(VLOOKUP([.$A32];kezifegyverek_all;11;0)+[.$C32]*[Data.$S$6];[Data.$C$32])" office:value-type="float" office:value="4" calcext:value-type="float">
            <text:p>4</text:p>
          </table:table-cell>
          <table:table-cell table:style-name="ce853" table:content-validation-name="val159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1 S/V" calcext:value-type="string">
            <text:p>1 S/V</text:p>
          </table:table-cell>
          <table:table-cell table:style-name="ce846" table:formula="of:=COM.MICROSOFT.CONCAT(IF(VLOOKUP([.$A32];kezifegyverek_all;7;0)=1;&quot;MK szabály!&quot;;&quot;&quot;); VLOOKUP([.$A32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102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6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6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29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6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93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9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0" calcext:value-type="float">
            <text:p>0</text:p>
          </table:table-cell>
          <table:table-cell table:style-name="ce493" table:number-columns-spanned="2" table:number-rows-spanned="1"/>
          <table:covered-table-cell table:style-name="ce493"/>
          <table:table-cell table:style-name="ce1028"/>
          <table:table-cell table:style-name="Default" table:number-columns-repeated="3"/>
          <table:table-cell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50"/>
          <table:covered-table-cell/>
          <table:covered-table-cell table:style-name="ce480"/>
          <table:covered-table-cell table:style-name="ce794"/>
          <table:table-cell table:style-name="ce480"/>
          <table:table-cell table:style-name="Default" table:number-columns-repeated="3"/>
          <table:table-cell table:style-name="ce480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8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2">
          <table:table-cell table:style-name="ce557" table:content-validation-name="val101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85" table:content-validation-name="val112"/>
          <table:table-cell table:style-name="ce582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7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8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1" table:formula="of:=[.G30]" office:value-type="string" office:string-value="-5 Z" calcext:value-type="string">
            <text:p>-5 Z</text:p>
          </table:table-cell>
          <table:table-cell table:style-name="ce848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8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1" calcext:value-type="float">
            <text:p>1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2" calcext:value-type="float">
            <text:p>2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02" calcext:value-type="float">
            <text:p>102</text:p>
          </table:table-cell>
          <table:table-cell table:style-name="ce1094" table:content-validation-name="val159" table:formula="of:=[.G31]" office:value-type="string" office:string-value="4  V/S" calcext:value-type="string">
            <text:p>4 <text:s/>V/S</text:p>
          </table:table-cell>
          <table:table-cell table:style-name="ce932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float" office:value="-3" calcext:value-type="float">
            <text:p>-3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float" office:value="-6" calcext:value-type="float">
            <text:p>-6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float" office:value="94" calcext:value-type="float">
            <text:p>94</text:p>
          </table:table-cell>
          <table:table-cell table:style-name="ce1094" table:content-validation-name="val159" table:formula="of:=[.G32]" office:value-type="string" office:string-value="1 S/V" calcext:value-type="string">
            <text:p>1 S/V</text:p>
          </table:table-cell>
          <table:table-cell table:style-name="ce848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3]" office:value-type="string" office:string-value="N/A" calcext:value-type="string">
            <text:p>N/A</text:p>
          </table:table-cell>
          <table:table-cell table:style-name="ce848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4]" office:value-type="string" office:string-value="N/A" calcext:value-type="string">
            <text:p>N/A</text:p>
          </table:table-cell>
          <table:table-cell table:style-name="ce848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9" table:formula="of:=[.G35]" office:value-type="string" office:string-value="N/A" calcext:value-type="string">
            <text:p>N/A</text:p>
          </table:table-cell>
          <table:table-cell table:style-name="ce848" table:number-columns-spanned="2" table:number-rows-spanned="1"/>
          <table:covered-table-cell table:style-name="ce979"/>
          <table:table-cell table:style-name="ce48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7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8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7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8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7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48"/>
          <table:table-cell table:style-name="ce48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976"/>
          <table:table-cell table:style-name="ce48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80"/>
          <table:table-cell table:number-columns-repeated="238"/>
        </table:table-row>
        <table:table-row table:style-name="ro10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8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0"/>
          <table:table-cell/>
          <table:table-cell table:style-name="Default" table:number-columns-repeated="6"/>
          <table:table-cell table:number-columns-repeated="239"/>
        </table:table-row>
        <table:table-row table:style-name="ro1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19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19" table:content-validation-name="val149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26"/>
          <table:table-cell table:style-name="ce750" table:content-validation-name="val130" office:value-type="string" calcext:value-type="string">
            <text:p>Tám/kör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</text:p>
          </table:table-cell>
          <table:table-cell table:style-name="ce75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8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17" table:content-validation-name="val104" office:value-type="string" calcext:value-type="string">
            <text:p><text:s text:c="3"/>Elsődleges fegyver</text:p>
          </table:table-cell>
          <table:table-cell table:style-name="ce623" table:content-validation-name="val116" office:value-type="string" calcext:value-type="string" table:number-columns-spanned="2" table:number-rows-spanned="1">
            <text:p>Kard, hosszú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59]/[.Q58])=1;(1+ROUNDDOWN([.F59]/[.Q58]));&quot;N/A&quot;)" office:value-type="float" office:value="1" calcext:value-type="float">
            <text:p>1</text:p>
          </table:table-cell>
          <table:table-cell table:style-name="ce695" table:formula="of:=VLOOKUP(VLOOKUP([.$B$56];kezifegyverek_all;13;0);harcmodor_harcertekek;4;0)+[.L$58]+[.L$63]" office:value-type="float" office:value="-9" calcext:value-type="float">
            <text:p>-9</text:p>
          </table:table-cell>
          <table:table-cell table:style-name="ce740" table:formula="of:=VLOOKUP(VLOOKUP([.$B$56];kezifegyverek_all;13;0);harcmodor_harcertekek;5;0)+[.M$58]+[.M$63]" office:value-type="float" office:value="-8" calcext:value-type="float">
            <text:p>-8</text:p>
          </table:table-cell>
          <table:table-cell table:style-name="ce740" table:formula="of:=VLOOKUP(VLOOKUP([.$B$56];kezifegyverek_all;13;0);harcmodor_harcertekek;6;0)+[.N$58]+[.N$63]" office:value-type="float" office:value="92" calcext:value-type="float">
            <text:p>92</text:p>
          </table:table-cell>
          <table:table-cell table:style-name="ce1007" table:content-validation-name="val172" table:formula="of:=COM.MICROSOFT.CONCAT([.O63];&quot; / &quot;; [.O58])" office:value-type="string" office:string-value="0 / 4" calcext:value-type="string">
            <text:p>0 / 4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17" table:content-validation-name="val104" office:value-type="string" calcext:value-type="string">
            <text:p><text:s text:c="3"/>Másodlagos fegyver</text:p>
          </table:table-cell>
          <table:table-cell table:style-name="ce623" table:content-validation-name="val117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81" table:number-columns-repeated="2"/>
          <table:table-cell table:style-name="ce633"/>
          <table:table-cell table:style-name="ce581"/>
          <table:table-cell table:style-name="ce633" table:number-columns-repeated="3"/>
          <table:table-cell table:style-name="ce961"/>
          <table:table-cell table:style-name="ce484"/>
          <table:table-cell/>
          <table:table-cell table:style-name="ce861" table:content-validation-name="val176" table:formula="of:=IF((ISNUMBER(VLOOKUP([.$B56];kezifegyverek_all;9;0))=1);(VLOOKUP([.$B56];kezifegyverek_all;9;0)+IF([.B55]&gt;=[$Data.$S$29];VLOOKUP([.$B$56];valasztott_fegyverek_all;3;0)*[Data.S$6];0));[Data.$C$32])" office:value-type="float" office:value="6" calcext:value-type="float">
            <text:p>6</text:p>
          </table:table-cell>
          <table:table-cell table:style-name="ce871" table:content-validation-name="val176" table:formula="of:=IF((ISNUMBER(VLOOKUP([.$B56];kezifegyverek_all;10;0))=1);(VLOOKUP([.$B56];kezifegyverek_all;10;0)+IF([.$B$55]&gt;=[$Data.$S$29];VLOOKUP([.$B$56];valasztott_fegyverek_all;3;0)*[Data.T$6];0));[Data.$C$32])" office:value-type="float" office:value="12" calcext:value-type="float">
            <text:p>12</text:p>
          </table:table-cell>
          <table:table-cell table:style-name="ce871" table:content-validation-name="val176" table:formula="of:=IF((ISNUMBER(VLOOKUP([.$B56];kezifegyverek_all;11;0))=1);(VLOOKUP([.$B56];kezifegyverek_all;11;0)+IF([.$B$55]&gt;=[$Data.$S$29];VLOOKUP([.$B$56];valasztott_fegyverek_all;3;0)*[Data.U$6];0));[Data.$C$32])" office:value-type="float" office:value="12" calcext:value-type="float">
            <text:p>12</text:p>
          </table:table-cell>
          <table:table-cell table:style-name="ce884" table:content-validation-name="val176" table:formula="of:=IF((ISNUMBER(VLOOKUP([.$B56];kezifegyverek_all;3;0))=1);(VLOOKUP([.$B56];kezifegyverek_all;3;0)+IF([.$B$55]&gt;=[$Data.$S$29];VLOOKUP([.$B$56];valasztott_fegyverek_all;3;0)*[Data.V$6];0));[Data.$C$32])" office:value-type="float" office:value="4" calcext:value-type="float">
            <text:p>4</text:p>
          </table:table-cell>
          <table:table-cell table:style-name="ce884" table:formula="of:=IF((ISNUMBER(VLOOKUP([.$B56];kezifegyverek_all;8;0))=1);(VLOOKUP([.$B56];kezifegyverek_all;8;0)))" office:value-type="float" office:value="1" calcext:value-type="float">
            <text:p>1</text:p>
          </table:table-cell>
          <table:table-cell table:style-name="ce905" table:formula="of:=VLOOKUP([.$B$56];valasztott_fegyverek_all;2;0)" office:value-type="float" office:value="6" calcext:value-type="float">
            <text:p>6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90"/>
          <table:table-cell table:style-name="ce690"/>
          <table:table-cell table:style-name="ce755" office:value-type="string" calcext:value-type="string">
            <text:p>Harckeret</text:p>
          </table:table-cell>
          <table:table-cell table:style-name="ce755" table:content-validation-name="val83" table:formula="of:=VLOOKUP(VLOOKUP([.$B$56];kezifegyverek_all;13;0);harcmodor_harcertekek;7;0)+VLOOKUP([.B55];ketkezes_harc_bonuszok;2;0)+IF([.$B$59]=1;[$Data.S25];[$Data.S24])-([.$I$59]/0.5)" office:value-type="float" office:value="-1" calcext:value-type="float">
            <text:p>-1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55"/>
          <table:table-cell table:style-name="ce1010" table:content-validation-name="val83" table:formula="of:=[.P58]+[.P63]" office:value-type="float" office:value="1" calcext:value-type="float">
            <text:p>1</text:p>
          </table:table-cell>
          <table:table-cell table:style-name="ce837" office:value-type="float" office:value="0" calcext:value-type="float">
            <text:p>0</text:p>
          </table:table-cell>
          <table:table-cell table:style-name="ce48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8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84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26" table:number-columns-spanned="2" table:number-rows-spanned="1"/>
          <table:covered-table-cell table:style-name="ce62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3" office:value-type="float" office:value="1" calcext:value-type="float">
            <text:p>1</text:p>
          </table:table-cell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9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4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05" table:content-validation-name="val176" table:formula="of:=IF((ISNUMBER(VLOOKUP([.$B57];kezifegyverek_all;9;0))=1);(VLOOKUP([.$B57];kezifegyverek_all;9;0)+IF([.B55]&gt;=[$Data.$S$30];VLOOKUP([.$B$57];valasztott_fegyverek_all;3;0)*[Data.S$6];0));[Data.$C$32])" office:value-type="float" office:value="2" calcext:value-type="float">
            <text:p>2</text:p>
          </table:table-cell>
          <table:table-cell table:style-name="ce1022" table:content-validation-name="val176" table:formula="of:=IF((ISNUMBER(VLOOKUP([.$B57];kezifegyverek_all;10;0))=1);(VLOOKUP([.$B57];kezifegyverek_all;10;0)+IF([.B55]&gt;=[$Data.S30];VLOOKUP([.$B$57];valasztott_fegyverek_all;3;0)*[Data.T$6];0));[Data.$C$32])" office:value-type="float" office:value="4" calcext:value-type="float">
            <text:p>4</text:p>
          </table:table-cell>
          <table:table-cell table:style-name="ce1022" table:content-validation-name="val176" table:formula="of:=IF((ISNUMBER(VLOOKUP([.$B57];kezifegyverek_all;11;0))=1);(VLOOKUP([.$B57];kezifegyverek_all;11;0)+IF([.$B$55]&gt;=[$Data.$S$30];VLOOKUP([.$B$57];valasztott_fegyverek_all;3;0)*[Data.U$6];0));[Data.$C$32])" office:value-type="float" office:value="4" calcext:value-type="float">
            <text:p>4</text:p>
          </table:table-cell>
          <table:table-cell table:style-name="ce883" table:content-validation-name="val176" table:formula="of:=IF((ISNUMBER(VLOOKUP([.$B57];kezifegyverek_all;3;0))=1);(VLOOKUP([.$B57];kezifegyverek_all;3;0)+IF([.$B$55]&gt;=[$Data.$S$30];VLOOKUP([.$B$57];valasztott_fegyverek_all;3;0)*[Data.V$6];0));[Data.$C$32])" office:value-type="float" office:value="1" calcext:value-type="float">
            <text:p>1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84"/>
          <table:table-cell table:number-columns-repeated="238"/>
        </table:table-row>
        <table:table-row table:style-name="ro1">
          <table:table-cell table:style-name="ce51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694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80"/>
          <table:table-cell table:style-name="ce866" table:content-validation-name="val176" table:formula="of:=IF([.$B$55]&gt;0;[.L$62];[$Data.$T$17])" office:value-type="float" office:value="-10" calcext:value-type="float">
            <text:p>-10</text:p>
          </table:table-cell>
          <table:table-cell table:style-name="ce1029" table:content-validation-name="val176" table:formula="of:=IF([.$B$55]&gt;0;[.M$62];[$Data.$T$17])" office:value-type="float" office:value="-10" calcext:value-type="float">
            <text:p>-10</text:p>
          </table:table-cell>
          <table:table-cell table:style-name="ce1029" table:content-validation-name="val176" table:formula="of:=IF([.$B$55]&gt;0;[.N$62];[$Data.$T$17])" office:value-type="float" office:value="-10" calcext:value-type="float">
            <text:p>-10</text:p>
          </table:table-cell>
          <table:table-cell table:style-name="ce1029" table:content-validation-name="val176" table:formula="of:=IF([.$B$55]&gt;0;[.O$62];0)" office:value-type="float" office:value="0" calcext:value-type="float">
            <text:p>0</text:p>
          </table:table-cell>
          <table:table-cell table:style-name="ce1029" table:formula="of:=[.P62]" office:value-type="float" office:value="0" calcext:value-type="float">
            <text:p>0</text:p>
          </table:table-cell>
          <table:table-cell table:style-name="ce907"/>
          <table:table-cell table:style-name="ce696"/>
          <table:table-cell table:number-columns-repeated="238"/>
        </table:table-row>
        <table:table-row table:style-name="ro1">
          <table:table-cell table:style-name="ce51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61"/>
          <table:table-cell table:style-name="ce480" table:number-columns-repeated="3"/>
          <table:table-cell table:style-name="ce696" table:number-columns-repeated="3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1">
          <table:table-cell table:style-name="ce51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94" office:value-type="string" calcext:value-type="string">
            <text:p>Szúró</text:p>
          </table:table-cell>
          <table:table-cell table:style-name="ce69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80" table:number-columns-repeated="3"/>
          <table:table-cell table:style-name="ce696" table:number-columns-repeated="3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34" table:content-validation-name="val122" table:number-columns-spanned="2" table:number-rows-spanned="1"/>
          <table:covered-table-cell table:style-name="ce634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4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4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80" table:number-columns-repeated="2"/>
          <table:table-cell table:style-name="ce696" table:number-columns-repeated="3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484" table:number-columns-repeated="2"/>
          <table:table-cell table:number-columns-repeated="3"/>
          <table:table-cell table:style-name="ce484"/>
          <table:table-cell table:style-name="ce929"/>
          <table:table-cell table:style-name="ce480" table:number-columns-repeated="3"/>
          <table:table-cell table:style-name="ce696" table:number-columns-repeated="3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80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96"/>
          <table:table-cell table:style-name="Default" table:number-columns-repeated="3"/>
          <table:table-cell table:style-name="ce696" table:number-columns-repeated="2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66"/>
          <table:table-cell table:style-name="ce710"/>
          <table:table-cell table:style-name="ce773"/>
          <table:table-cell table:style-name="ce902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68"/>
          <table:table-cell table:style-name="ce716"/>
          <table:table-cell table:style-name="ce777"/>
          <table:table-cell table:style-name="ce903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5"/>
          <table:table-cell table:style-name="ce719"/>
          <table:table-cell table:style-name="ce778"/>
          <table:table-cell table:style-name="ce904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6"/>
          <table:table-cell table:style-name="ce725"/>
          <table:table-cell table:style-name="ce780"/>
          <table:table-cell table:style-name="ce911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7"/>
          <table:table-cell table:style-name="ce727"/>
          <table:table-cell table:style-name="ce781"/>
          <table:table-cell table:style-name="ce912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96"/>
          <table:covered-table-cell table:style-name="ce825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5" office:value-type="string" calcext:value-type="string">
            <text:p>-</text:p>
          </table:table-cell>
          <table:table-cell table:style-name="ce1013" table:content-validation-name="val166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7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5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96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0"/>
          <table:table-cell table:style-name="ce556"/>
          <table:table-cell table:style-name="ce480" table:number-columns-repeated="13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 table:number-rows-repeated="65465">
          <table:table-cell table:style-name="ce480" table:number-columns-repeated="15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 table:number-rows-repeated="9">
          <table:table-cell table:style-name="ce48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59:Harcértékek.J59">
            <calcext:condition calcext:apply-style-name="Warning_2penge_ero" calcext:value="formula-is(([$Harcértékek.$I$59]=[$Data.$S$32])                                                                                                                                                                                                 AND ([$Alapértékek.C18]&lt;[$Data.S33]))" calcext:base-cell-address="Harcértékek.J59"/>
          </calcext:conditional-format>
          <calcext:conditional-format calcext:target-range-address="Harcértékek.J34:Harcértékek.J34">
            <calcext:condition calcext:apply-style-name="Warning_MF_kov" calcext:value="formula-is((VLOOKUP((VLOOKUP([.$A38];#NAME?;11;0));#NAME?;3;0))&lt;(VLOOKUP([.C38];#NAME?;2;1)))" calcext:base-cell-address="Harcértékek.J34"/>
          </calcext:conditional-format>
          <calcext:conditional-format calcext:target-range-address="Harcértékek.J31:Harcértékek.J36">
            <calcext:condition calcext:apply-style-name="Warning_MF_kov" calcext:value="formula-is((VLOOKUP((VLOOKUP([.$A35];#NAME?;13;0));#NAME?;3;0))&lt;(VLOOKUP([.C35];#NAME?;2;1)))" calcext:base-cell-address="Harcértékek.J31"/>
          </calcext:conditional-format>
        </calcext:conditional-formats>
      </table:table>
      <table:table table:name="Misztikus" table:style-name="ta3" table:print="false"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1165"/>
        <table:table-column table:style-name="co47" table:default-cell-style-name="ce6"/>
        <table:table-column table:style-name="co48" table:default-cell-style-name="ce6"/>
        <table:table-column table:style-name="co49" table:number-columns-repeated="4" table:default-cell-style-name="ce6"/>
        <table:table-column table:style-name="co50" table:default-cell-style-name="ce640"/>
        <table:table-column table:style-name="co51" table:default-cell-style-name="ce6"/>
        <table:table-column table:style-name="co39" table:number-columns-repeated="2" table:default-cell-style-name="ce6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8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0"/>
          <table:table-cell table:style-name="ce1204" table:content-validation-name="val188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0"/>
          <table:covered-table-cell table:style-name="ce1211"/>
          <table:table-cell table:style-name="Default"/>
          <table:table-cell table:style-name="ce1277" table:content-validation-name="val189" office:value-type="string" calcext:value-type="string">
            <text:p>Af Próba Nehézség</text:p>
          </table:table-cell>
          <table:table-cell table:style-name="ce1223" table:content-validation-name="val189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10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0" office:value-type="float" office:value="3" calcext:value-type="float">
            <text:p>3 →</text:p>
          </table:table-cell>
          <table:table-cell table:style-name="ce1225" table:content-validation-name="val190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091"/>
          <table:covered-table-cell table:style-name="ce1147" table:content-validation-name="val110"/>
          <table:covered-table-cell table:style-name="ce1091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0" office:value-type="float" office:value="6" calcext:value-type="float">
            <text:p>6 →</text:p>
          </table:table-cell>
          <table:table-cell table:style-name="ce1225" table:content-validation-name="val190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99"/>
          <table:covered-table-cell table:style-name="ce1092"/>
          <table:covered-table-cell table:style-name="ce1148" table:content-validation-name="val110"/>
          <table:covered-table-cell table:style-name="ce1092" table:content-validation-name="val110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99"/>
          <table:covered-table-cell table:style-name="ce1092"/>
          <table:covered-table-cell table:style-name="ce1148" table:content-validation-name="val110"/>
          <table:covered-table-cell table:style-name="ce1092" table:content-validation-name="val110"/>
          <table:table-cell/>
          <table:table-cell table:style-name="ce1224" table:content-validation-name="val190" office:value-type="float" office:value="9" calcext:value-type="float">
            <text:p>9 →</text:p>
          </table:table-cell>
          <table:table-cell table:style-name="ce1225" table:content-validation-name="val19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091"/>
          <table:covered-table-cell table:style-name="ce1147" table:content-validation-name="val110"/>
          <table:covered-table-cell table:style-name="ce1091" table:content-validation-name="val110"/>
          <table:table-cell/>
          <table:table-cell table:style-name="ce1075" table:number-columns-spanned="6" table:number-rows-spanned="1"/>
          <table:covered-table-cell table:number-columns-repeated="2" table:style-name="ce1129"/>
          <table:covered-table-cell table:style-name="ce1091"/>
          <table:covered-table-cell table:style-name="ce1147" table:content-validation-name="val110"/>
          <table:covered-table-cell table:style-name="ce1091" table:content-validation-name="val110"/>
          <table:table-cell table:style-name="ce260"/>
          <table:table-cell table:style-name="ce1224" table:content-validation-name="val190" office:value-type="float" office:value="12" calcext:value-type="float">
            <text:p>12 →</text:p>
          </table:table-cell>
          <table:table-cell table:style-name="ce1225" table:content-validation-name="val190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100" table:content-validation-name="val64"/>
          <table:covered-table-cell table:style-name="ce1093" table:content-validation-name="val183"/>
          <table:covered-table-cell table:style-name="ce1149"/>
          <table:covered-table-cell table:style-name="ce1163"/>
          <table:covered-table-cell table:number-columns-repeated="2" table:style-name="ce1149"/>
          <table:table-cell table:style-name="ce1193" table:content-validation-name="val185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214" table:content-validation-name="val110" table:formula="of:=IF([.$I8]&gt;0;VLOOKUP([.$I8];Képzettség_táblázat;MATCH(&quot;KP&quot;;Képzettség_fejlé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10"/>
          <table:covered-table-cell table:style-name="ce1263" table:content-validation-name="val110"/>
          <table:table-cell table:style-name="ce260"/>
          <table:table-cell table:style-name="ce1224" table:content-validation-name="val190" office:value-type="float" office:value="15" calcext:value-type="float">
            <text:p>15 →</text:p>
          </table:table-cell>
          <table:table-cell table:style-name="ce1225" table:content-validation-name="val19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8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0" office:value-type="float" office:value="18" calcext:value-type="float">
            <text:p>18 →</text:p>
          </table:table-cell>
          <table:table-cell table:style-name="ce1225" table:content-validation-name="val190" office:value-type="float" office:value="25" calcext:value-type="float">
            <text:p>25</text:p>
          </table:table-cell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3" table:style-name="ce1079"/>
          <table:covered-table-cell table:style-name="ce1135"/>
          <table:covered-table-cell table:style-name="ce152"/>
          <table:table-cell table:style-name="ce1213"/>
          <table:table-cell table:style-name="ce121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100" table:content-validation-name="val64"/>
          <table:covered-table-cell table:style-name="ce1216" table:content-validation-name="val183"/>
          <table:table-cell table:style-name="ce1193" table:content-validation-name="val71" office:value-type="float" office:value="0" calcext:value-type="float">
            <text:p>0</text:p>
          </table:table-cell>
          <table:table-cell table:style-name="ce1214" table:content-validation-name="val110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90" office:value-type="float" office:value="21" calcext:value-type="float">
            <text:p>21 →</text:p>
          </table:table-cell>
          <table:table-cell table:style-name="ce1225" table:content-validation-name="val19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0" office:value-type="float" office:value="24" calcext:value-type="float">
            <text:p>24 →</text:p>
          </table:table-cell>
          <table:table-cell table:style-name="ce1225" table:content-validation-name="val19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061" table:content-validation-name="val177" table:number-columns-spanned="4" table:number-rows-spanned="1"/>
          <table:covered-table-cell table:style-name="ce697" table:content-validation-name="val182"/>
          <table:covered-table-cell table:style-name="ce242" table:content-validation-name="val182"/>
          <table:covered-table-cell table:style-name="ce252" table:content-validation-name="val182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0" office:value-type="float" office:value="27" calcext:value-type="float">
            <text:p>27 →</text:p>
          </table:table-cell>
          <table:table-cell table:style-name="ce1225" table:content-validation-name="val19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062" table:content-validation-name="val178" table:number-columns-spanned="4" table:number-rows-spanned="1"/>
          <table:covered-table-cell table:style-name="ce370" table:content-validation-name="val182"/>
          <table:covered-table-cell table:style-name="ce1089" table:content-validation-name="val182"/>
          <table:covered-table-cell table:style-name="ce235" table:content-validation-name="val182"/>
          <table:table-cell table:style-name="ce1143" table:content-validation-name="val71" office:value-type="float" office:value="0" calcext:value-type="float">
            <text:p>0</text:p>
          </table:table-cell>
          <table:table-cell table:style-name="ce1171" table:content-validation-name="val110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0" office:value-type="float" office:value="30" calcext:value-type="float">
            <text:p>30 →</text:p>
          </table:table-cell>
          <table:table-cell table:style-name="ce1225" table:content-validation-name="val19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40" table:content-validation-name="val18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086" table:content-validation-name="val186"/>
          <table:table-cell table:style-name="ce1521" table:content-validation-name="val186" table:formula="of:=[$Data.$C$30]" office:value-type="float" office:value="3" calcext:value-type="float">
            <text:p>3</text:p>
          </table:table-cell>
          <table:table-cell table:style-name="ce1241" table:content-validation-name="val184"/>
          <table:table-cell table:style-name="ce1266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79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1"/>
          <table:table-cell table:style-name="ce1266" table:content-validation-name="val110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1"/>
          <table:table-cell table:style-name="ce1266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1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1"/>
          <table:table-cell table:style-name="ce1266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1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1"/>
          <table:table-cell table:style-name="ce1266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1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41"/>
          <table:table-cell table:style-name="ce1266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1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41"/>
          <table:table-cell table:style-name="ce1266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1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41"/>
          <table:table-cell table:style-name="ce1266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1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41"/>
          <table:table-cell table:style-name="ce1266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1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1"/>
          <table:table-cell table:style-name="ce1266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61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45"/>
          <table:table-cell table:style-name="ce1266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61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41"/>
          <table:table-cell table:style-name="ce1266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61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41"/>
          <table:table-cell table:style-name="ce1266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43"/>
          <table:table-cell table:number-columns-repeated="236"/>
        </table:table-row>
        <table:table-row table:style-name="ro1">
          <table:table-cell table:style-name="ce1061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41"/>
          <table:table-cell table:style-name="ce1266" table:content-validation-name="val110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062" table:content-validation-name="val179" table:number-columns-spanned="4" table:number-rows-spanned="1"/>
          <table:covered-table-cell table:style-name="ce370"/>
          <table:covered-table-cell table:style-name="ce1089" table:content-validation-name="val66"/>
          <table:covered-table-cell table:style-name="ce235" table:content-validation-name="val66"/>
          <table:table-cell table:style-name="ce1143" table:content-validation-name="val71" office:value-type="float" office:value="0" calcext:value-type="float">
            <text:p>0</text:p>
          </table:table-cell>
          <table:table-cell table:style-name="ce1171" table:content-validation-name="val110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style-name="ce1194"/>
          <table:covered-table-cell table:style-name="ce1196"/>
          <table:table-cell table:style-name="ce1256"/>
          <table:table-cell table:style-name="ce1257"/>
          <table:table-cell table:style-name="ce1268" table:content-validation-name="val110" table:formula="of:=[.$L28]*[$Data.$C$12]" office:value-type="float" office:value="0" calcext:value-type="float">
            <text:p>0</text:p>
          </table:table-cell>
          <table:table-cell table:style-name="ce1543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82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style-name="ce1082"/>
          <table:covered-table-cell table:style-name="ce1197"/>
          <table:covered-table-cell table:number-columns-repeated="2" table:style-name="ce1082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0" table:number-columns-spanned="3" table:number-rows-spanned="1"/>
          <table:covered-table-cell table:number-columns-repeated="2" table:style-name="ce1086"/>
          <table:table-cell table:style-name="ce1105" table:formula="of:=IF(ISBLANK([.$A32]) ;&quot;&quot;;VLOOKUP([.$A32];fortelyok_varazslasi_modszerek_full;2;0))">
            <text:p/>
          </table:table-cell>
          <table:table-cell table:style-name="ce1139"/>
          <table:table-cell table:style-name="ce1209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86"/>
          <table:table-cell table:style-name="ce1105" table:formula="of:=IF(ISBLANK([.$A33]) ;&quot;&quot;;VLOOKUP([.$A33];fortelyok_varazslasi_modszerek_full;2;0))">
            <text:p/>
          </table:table-cell>
          <table:table-cell table:style-name="ce1139"/>
          <table:table-cell table:style-name="ce171" table:content-validation-name="val110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86"/>
          <table:table-cell table:style-name="ce1105" table:formula="of:=IF(ISBLANK([.$A34]) ;&quot;&quot;;VLOOKUP([.$A34];fortelyok_varazslasi_modszerek_full;2;0))">
            <text:p/>
          </table:table-cell>
          <table:table-cell table:style-name="ce1139"/>
          <table:table-cell table:style-name="ce171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86"/>
          <table:table-cell table:style-name="ce1105" table:formula="of:=IF(ISBLANK([.$A35]) ;&quot;&quot;;VLOOKUP([.$A35];fortelyok_varazslasi_modszerek_full;2;0))">
            <text:p/>
          </table:table-cell>
          <table:table-cell table:style-name="ce1139"/>
          <table:table-cell table:style-name="ce171" table:content-validation-name="val110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86"/>
          <table:table-cell table:style-name="ce1105" table:formula="of:=IF(ISBLANK([.$A36]) ;&quot;&quot;;VLOOKUP([.$A36];fortelyok_varazslasi_modszerek_full;2;0))">
            <text:p/>
          </table:table-cell>
          <table:table-cell table:style-name="ce1139"/>
          <table:table-cell table:style-name="ce171" table:content-validation-name="val110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86"/>
          <table:table-cell table:style-name="ce1105" table:formula="of:=IF(ISBLANK([.$A37]) ;&quot;&quot;;VLOOKUP([.$A37];fortelyok_varazslasi_modszerek_full;2;0))">
            <text:p/>
          </table:table-cell>
          <table:table-cell table:style-name="ce1139"/>
          <table:table-cell table:style-name="ce171" table:content-validation-name="val110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2" table:style-name="ce1082"/>
          <table:covered-table-cell table:style-name="ce1106"/>
          <table:covered-table-cell table:style-name="ce1082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7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1" table:number-columns-spanned="3" table:number-rows-spanned="1"/>
          <table:covered-table-cell table:number-columns-repeated="2" table:style-name="ce1086"/>
          <table:table-cell table:style-name="ce1111" table:formula="of:=IF(ISBLANK([.$A41]) ;&quot;&quot;;VLOOKUP([.$A41];fortelyok_misztikus_full;2;0))">
            <text:p/>
          </table:table-cell>
          <table:table-cell table:style-name="ce1139" table:content-validation-name="val60"/>
          <table:table-cell table:style-name="ce1209" table:content-validation-name="val110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86"/>
          <table:table-cell table:style-name="ce1111" table:formula="of:=IF(ISBLANK([.$A42]) ;&quot;&quot;;VLOOKUP([.$A42];fortelyok_misztikus_full;2;0))">
            <text:p/>
          </table:table-cell>
          <table:table-cell table:style-name="ce1139"/>
          <table:table-cell table:style-name="ce171" table:content-validation-name="val110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86"/>
          <table:table-cell table:style-name="ce1111" table:formula="of:=IF(ISBLANK([.$A43]) ;&quot;&quot;;VLOOKUP([.$A43];fortelyok_misztikus_full;2;0))">
            <text:p/>
          </table:table-cell>
          <table:table-cell table:style-name="ce1139"/>
          <table:table-cell table:style-name="ce171" table:content-validation-name="val110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86"/>
          <table:table-cell table:style-name="ce1111" table:formula="of:=IF(ISBLANK([.$A44]) ;&quot;&quot;;VLOOKUP([.$A44];fortelyok_misztikus_full;2;0))">
            <text:p/>
          </table:table-cell>
          <table:table-cell table:style-name="ce1139"/>
          <table:table-cell table:style-name="ce171" table:content-validation-name="val110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86"/>
          <table:table-cell table:style-name="ce1111" table:formula="of:=IF(ISBLANK([.$A45]) ;&quot;&quot;;VLOOKUP([.$A45];fortelyok_misztikus_full;2;0))">
            <text:p/>
          </table:table-cell>
          <table:table-cell table:style-name="ce1139"/>
          <table:table-cell table:style-name="ce171" table:content-validation-name="val110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86"/>
          <table:table-cell table:style-name="ce1111" table:formula="of:=IF(ISBLANK([.$A46]) ;&quot;&quot;;VLOOKUP([.$A46];fortelyok_misztikus_full;2;0))">
            <text:p/>
          </table:table-cell>
          <table:table-cell table:style-name="ce1139"/>
          <table:table-cell table:style-name="ce171" table:content-validation-name="val110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86"/>
          <table:table-cell table:style-name="ce1111" table:formula="of:=IF(ISBLANK([.$A47]) ;&quot;&quot;;VLOOKUP([.$A47];fortelyok_misztikus_full;2;0))">
            <text:p/>
          </table:table-cell>
          <table:table-cell table:style-name="ce1139"/>
          <table:table-cell table:style-name="ce171" table:content-validation-name="val110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86"/>
          <table:table-cell table:style-name="ce1111" table:formula="of:=IF(ISBLANK([.$A48]) ;&quot;&quot;;VLOOKUP([.$A48];fortelyok_misztikus_full;2;0))">
            <text:p/>
          </table:table-cell>
          <table:table-cell table:style-name="ce1139"/>
          <table:table-cell table:style-name="ce171" table:content-validation-name="val110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86"/>
          <table:table-cell table:style-name="ce1111" table:formula="of:=IF(ISBLANK([.$A49]) ;&quot;&quot;;VLOOKUP([.$A49];fortelyok_misztikus_full;2;0))">
            <text:p/>
          </table:table-cell>
          <table:table-cell table:style-name="ce1139"/>
          <table:table-cell table:style-name="ce171" table:content-validation-name="val110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86"/>
          <table:table-cell table:style-name="ce1105" table:formula="of:=IF(ISBLANK([.$A50]) ;&quot;&quot;;VLOOKUP([.$A50];fortelyok_misztikus_full;2;0))">
            <text:p/>
          </table:table-cell>
          <table:table-cell table:style-name="ce1139"/>
          <table:table-cell table:style-name="ce171" table:content-validation-name="val110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86"/>
          <table:table-cell table:style-name="ce1105" table:formula="of:=IF(ISBLANK([.$A51]) ;&quot;&quot;;VLOOKUP([.$A51];fortelyok_misztikus_full;2;0))">
            <text:p/>
          </table:table-cell>
          <table:table-cell table:style-name="ce1139"/>
          <table:table-cell table:style-name="ce171" table:content-validation-name="val110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86"/>
          <table:table-cell table:style-name="ce1105" table:formula="of:=IF(ISBLANK([.$A52]) ;&quot;&quot;;VLOOKUP([.$A52];fortelyok_misztikus_full;2;0))">
            <text:p/>
          </table:table-cell>
          <table:table-cell table:style-name="ce1139"/>
          <table:table-cell table:style-name="ce171" table:content-validation-name="val110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86"/>
          <table:table-cell table:style-name="ce1112" table:formula="of:=IF(ISBLANK([.$A53]) ;&quot;&quot;;VLOOKUP([.$A53];fortelyok_misztikus_full;2;0))">
            <text:p/>
          </table:table-cell>
          <table:table-cell table:style-name="ce1139"/>
          <table:table-cell table:style-name="ce171" table:content-validation-name="val110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86"/>
          <table:table-cell table:style-name="ce1112" table:formula="of:=IF(ISBLANK([.$A54]) ;&quot;&quot;;VLOOKUP([.$A54];fortelyok_misztikus_full;2;0))">
            <text:p/>
          </table:table-cell>
          <table:table-cell table:style-name="ce1139"/>
          <table:table-cell table:style-name="ce171" table:content-validation-name="val110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86"/>
          <table:table-cell table:style-name="ce1112" table:formula="of:=IF(ISBLANK([.$A55]) ;&quot;&quot;;VLOOKUP([.$A55];fortelyok_misztikus_full;2;0))">
            <text:p/>
          </table:table-cell>
          <table:table-cell table:style-name="ce1139"/>
          <table:table-cell table:style-name="ce171" table:content-validation-name="val110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86"/>
          <table:table-cell table:style-name="ce1112" table:formula="of:=IF(ISBLANK([.$A56]) ;&quot;&quot;;VLOOKUP([.$A56];fortelyok_misztikus_full;2;0))">
            <text:p/>
          </table:table-cell>
          <table:table-cell table:style-name="ce1139"/>
          <table:table-cell table:style-name="ce171" table:content-validation-name="val110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1" table:number-columns-spanned="3" table:number-rows-spanned="1"/>
          <table:covered-table-cell table:number-columns-repeated="2" table:style-name="ce1104"/>
          <table:table-cell table:style-name="ce1131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10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style-name="ce1190"/>
          <table:covered-table-cell table:style-name="ce1200"/>
          <table:covered-table-cell table:number-columns-repeated="2" table:style-name="ce1190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2"/>
          <table:covered-table-cell table:style-name="ce1120"/>
          <table:covered-table-cell table:number-columns-repeated="5"/>
          <table:covered-table-cell table:style-name="ce1206"/>
          <table:covered-table-cell table:number-columns-repeated="3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style-name="ce1120"/>
          <table:covered-table-cell table:number-columns-repeated="5"/>
          <table:covered-table-cell table:style-name="ce1206"/>
          <table:covered-table-cell table:number-columns-repeated="3"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69" table:content-validation-name="val60" table:number-columns-spanned="13" table:number-rows-spanned="1"/>
          <table:covered-table-cell table:number-columns-repeated="2" table:style-name="ce1069" table:content-validation-name="val60"/>
          <table:covered-table-cell table:style-name="ce1121" table:content-validation-name="val60"/>
          <table:covered-table-cell table:number-columns-repeated="2" table:style-name="ce1069" table:content-validation-name="val60"/>
          <table:covered-table-cell table:style-name="ce1215" table:content-validation-name="val60"/>
          <table:covered-table-cell table:number-columns-repeated="2" table:style-name="ce1069" table:content-validation-name="val60"/>
          <table:covered-table-cell table:style-name="ce1207" table:content-validation-name="val60"/>
          <table:covered-table-cell table:number-columns-repeated="2" table:style-name="ce1069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69" table:content-validation-name="val60" table:number-columns-spanned="13" table:number-rows-spanned="1"/>
          <table:covered-table-cell table:number-columns-repeated="2" table:style-name="ce1069" table:content-validation-name="val60"/>
          <table:covered-table-cell table:style-name="ce1121" table:content-validation-name="val60"/>
          <table:covered-table-cell table:number-columns-repeated="2" table:style-name="ce1069" table:content-validation-name="val60"/>
          <table:covered-table-cell table:style-name="ce1215" table:content-validation-name="val60"/>
          <table:covered-table-cell table:number-columns-repeated="2" table:style-name="ce1069" table:content-validation-name="val60"/>
          <table:covered-table-cell table:style-name="ce1207" table:content-validation-name="val60"/>
          <table:covered-table-cell table:number-columns-repeated="2" table:style-name="ce1069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69" table:content-validation-name="val60" table:number-columns-spanned="13" table:number-rows-spanned="1"/>
          <table:covered-table-cell table:number-columns-repeated="2" table:style-name="ce1069" table:content-validation-name="val60"/>
          <table:covered-table-cell table:style-name="ce1121" table:content-validation-name="val60"/>
          <table:covered-table-cell table:number-columns-repeated="2" table:style-name="ce1069" table:content-validation-name="val60"/>
          <table:covered-table-cell table:style-name="ce1215" table:content-validation-name="val60"/>
          <table:covered-table-cell table:number-columns-repeated="2" table:style-name="ce1069" table:content-validation-name="val60"/>
          <table:covered-table-cell table:style-name="ce1207" table:content-validation-name="val60"/>
          <table:covered-table-cell table:number-columns-repeated="2" table:style-name="ce1069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69" table:content-validation-name="val60" table:number-columns-spanned="13" table:number-rows-spanned="1"/>
          <table:covered-table-cell table:number-columns-repeated="2" table:style-name="ce1069" table:content-validation-name="val60"/>
          <table:covered-table-cell table:style-name="ce1121" table:content-validation-name="val60"/>
          <table:covered-table-cell table:number-columns-repeated="2" table:style-name="ce1069" table:content-validation-name="val60"/>
          <table:covered-table-cell table:style-name="ce1215" table:content-validation-name="val60"/>
          <table:covered-table-cell table:number-columns-repeated="2" table:style-name="ce1069" table:content-validation-name="val60"/>
          <table:covered-table-cell table:style-name="ce1207" table:content-validation-name="val60"/>
          <table:covered-table-cell table:number-columns-repeated="2" table:style-name="ce1069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69" table:content-validation-name="val60" table:number-columns-spanned="13" table:number-rows-spanned="1"/>
          <table:covered-table-cell table:number-columns-repeated="2" table:style-name="ce1069" table:content-validation-name="val60"/>
          <table:covered-table-cell table:style-name="ce1121" table:content-validation-name="val60"/>
          <table:covered-table-cell table:number-columns-repeated="2" table:style-name="ce1069" table:content-validation-name="val60"/>
          <table:covered-table-cell table:style-name="ce1215" table:content-validation-name="val60"/>
          <table:covered-table-cell table:number-columns-repeated="2" table:style-name="ce1069" table:content-validation-name="val60"/>
          <table:covered-table-cell table:style-name="ce1207" table:content-validation-name="val60"/>
          <table:covered-table-cell table:number-columns-repeated="2" table:style-name="ce1069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69" table:content-validation-name="val60" table:number-columns-spanned="13" table:number-rows-spanned="1"/>
          <table:covered-table-cell table:number-columns-repeated="2" table:style-name="ce1069" table:content-validation-name="val60"/>
          <table:covered-table-cell table:style-name="ce1121" table:content-validation-name="val60"/>
          <table:covered-table-cell table:number-columns-repeated="2" table:style-name="ce1069" table:content-validation-name="val60"/>
          <table:covered-table-cell table:style-name="ce1215" table:content-validation-name="val60"/>
          <table:covered-table-cell table:number-columns-repeated="2" table:style-name="ce1069" table:content-validation-name="val60"/>
          <table:covered-table-cell table:style-name="ce1207" table:content-validation-name="val60"/>
          <table:covered-table-cell table:number-columns-repeated="2" table:style-name="ce1069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69" table:content-validation-name="val60" table:number-columns-spanned="13" table:number-rows-spanned="1"/>
          <table:covered-table-cell table:number-columns-repeated="2" table:style-name="ce1069" table:content-validation-name="val60"/>
          <table:covered-table-cell table:style-name="ce1121" table:content-validation-name="val60"/>
          <table:covered-table-cell table:number-columns-repeated="2" table:style-name="ce1069" table:content-validation-name="val60"/>
          <table:covered-table-cell table:style-name="ce1215" table:content-validation-name="val60"/>
          <table:covered-table-cell table:number-columns-repeated="2" table:style-name="ce1069" table:content-validation-name="val60"/>
          <table:covered-table-cell table:style-name="ce1207" table:content-validation-name="val60"/>
          <table:covered-table-cell table:number-columns-repeated="2" table:style-name="ce1069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69" table:content-validation-name="val60" table:number-columns-spanned="13" table:number-rows-spanned="1"/>
          <table:covered-table-cell table:number-columns-repeated="2" table:style-name="ce1069" table:content-validation-name="val60"/>
          <table:covered-table-cell table:style-name="ce1121" table:content-validation-name="val60"/>
          <table:covered-table-cell table:number-columns-repeated="2" table:style-name="ce1069" table:content-validation-name="val60"/>
          <table:covered-table-cell table:style-name="ce1215" table:content-validation-name="val60"/>
          <table:covered-table-cell table:number-columns-repeated="5" table:style-name="ce1069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69" table:content-validation-name="val60" table:number-columns-spanned="13" table:number-rows-spanned="1"/>
          <table:covered-table-cell table:number-columns-repeated="2" table:style-name="ce1069" table:content-validation-name="val60"/>
          <table:covered-table-cell table:style-name="ce1121" table:content-validation-name="val60"/>
          <table:covered-table-cell table:number-columns-repeated="2" table:style-name="ce1069" table:content-validation-name="val60"/>
          <table:covered-table-cell table:style-name="ce1215" table:content-validation-name="val60"/>
          <table:covered-table-cell table:number-columns-repeated="5" table:style-name="ce1069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69" table:content-validation-name="val60" table:number-columns-spanned="13" table:number-rows-spanned="1"/>
          <table:covered-table-cell table:number-columns-repeated="2" table:style-name="ce1069" table:content-validation-name="val60"/>
          <table:covered-table-cell table:style-name="ce1121" table:content-validation-name="val60"/>
          <table:covered-table-cell table:number-columns-repeated="2" table:style-name="ce1069" table:content-validation-name="val60"/>
          <table:covered-table-cell table:style-name="ce1215" table:content-validation-name="val60"/>
          <table:covered-table-cell table:number-columns-repeated="5" table:style-name="ce1069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69" table:content-validation-name="val60" table:number-columns-spanned="13" table:number-rows-spanned="1"/>
          <table:covered-table-cell table:number-columns-repeated="2" table:style-name="ce1069" table:content-validation-name="val60"/>
          <table:covered-table-cell table:style-name="ce1121" table:content-validation-name="val60"/>
          <table:covered-table-cell table:number-columns-repeated="2" table:style-name="ce1069" table:content-validation-name="val60"/>
          <table:covered-table-cell table:style-name="ce1215" table:content-validation-name="val60"/>
          <table:covered-table-cell table:number-columns-repeated="5" table:style-name="ce1069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69" table:content-validation-name="val60" table:number-columns-spanned="13" table:number-rows-spanned="1"/>
          <table:covered-table-cell table:number-columns-repeated="2" table:style-name="ce1069" table:content-validation-name="val60"/>
          <table:covered-table-cell table:style-name="ce1121" table:content-validation-name="val60"/>
          <table:covered-table-cell table:number-columns-repeated="2" table:style-name="ce1069" table:content-validation-name="val60"/>
          <table:covered-table-cell table:style-name="ce1215" table:content-validation-name="val60"/>
          <table:covered-table-cell table:number-columns-repeated="5" table:style-name="ce1069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">
          <table:table-cell table:style-name="Default" table:number-columns-repeated="3"/>
          <table:table-cell table:style-name="ce1122"/>
          <table:table-cell table:style-name="Default" table:number-columns-repeated="2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614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 Misztikus.E12:Misztikus.E13 Misztikus.E17:Misztikus.E28">
            <calcext:condition calcext:apply-style-name="Szürke_szám" calcext:value="=0" calcext:base-cell-address="Alapértékek.E12"/>
          </calcext:conditional-format>
        </calcext:conditional-formats>
      </table:table>
      <table:table table:name="Fegyverek" table:style-name="ta2" table:print="false">
        <table:table-column table:style-name="co55" table:default-cell-style-name="ce697"/>
        <table:table-column table:style-name="co56" table:default-cell-style-name="ce6"/>
        <table:table-column table:style-name="co39" table:number-columns-repeated="4" table:default-cell-style-name="ce6"/>
        <table:table-column table:style-name="co57" table:default-cell-style-name="ce6"/>
        <table:table-column table:style-name="co58" table:default-cell-style-name="ce6"/>
        <table:table-column table:style-name="co39" table:number-columns-repeated="6" table:default-cell-style-name="ce6"/>
        <table:table-column table:style-name="co59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6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78"/>
          <table:table-cell table:style-name="ce1693" office:value-type="string" calcext:value-type="string">
            <text:p>Fegyver</text:p>
          </table:table-cell>
          <table:table-cell table:style-name="ce1713" office:value-type="string" calcext:value-type="string">
            <text:p>Típus</text:p>
          </table:table-cell>
          <table:table-cell table:style-name="ce1693" office:value-type="string" calcext:value-type="string">
            <text:p>SP</text:p>
          </table:table-cell>
          <table:table-cell table:style-name="ce1738" office:value-type="string" calcext:value-type="string">
            <text:p>Sebzés módja</text:p>
          </table:table-cell>
          <table:table-cell table:style-name="ce1744" office:value-type="string" calcext:value-type="string">
            <text:p>Átütés</text:p>
          </table:table-cell>
          <table:table-cell table:style-name="ce1744" office:value-type="string" calcext:value-type="string">
            <text:p>Íves</text:p>
          </table:table-cell>
          <table:table-cell table:style-name="ce1754" office:value-type="string" calcext:value-type="string">
            <text:p>1,5 kezes</text:p>
          </table:table-cell>
          <table:table-cell table:style-name="ce1744" office:value-type="string" calcext:value-type="string">
            <text:p>Pengehossz</text:p>
          </table:table-cell>
          <table:table-cell table:style-name="ce1744" office:value-type="string" calcext:value-type="string">
            <text:p>KÉ</text:p>
          </table:table-cell>
          <table:table-cell table:style-name="ce1744" office:value-type="string" calcext:value-type="string">
            <text:p>TÉ</text:p>
          </table:table-cell>
          <table:table-cell table:style-name="ce1744" office:value-type="string" calcext:value-type="string">
            <text:p>VÉ</text:p>
          </table:table-cell>
          <table:table-cell table:style-name="ce1744" office:value-type="string" calcext:value-type="string">
            <text:p>Sebesség</text:p>
          </table:table-cell>
          <table:table-cell table:style-name="ce1713" office:value-type="string" calcext:value-type="string">
            <text:p>Harcmodor</text:p>
          </table:table-cell>
          <table:table-cell table:style-name="ce1781" office:value-type="string" calcext:value-type="string">
            <text:p>Megjegyzés</text:p>
          </table:table-cell>
          <table:table-cell table:style-name="ce1829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Közelharci fegyverek</text:p>
          </table:table-cell>
          <table:table-cell table:style-name="ce1694" office:value-type="string" calcext:value-type="string">
            <text:p><text:s/>__</text:p>
          </table:table-cell>
          <table:table-cell table:style-name="ce1716"/>
          <table:table-cell table:number-columns-repeated="3" table:style-name="ce1716" office:value-type="string" calcext:value-type="string">
            <text:p>N/A</text:p>
          </table:table-cell>
          <table:table-cell table:style-name="ce1694"/>
          <table:table-cell table:style-name="ce1755"/>
          <table:table-cell table:number-columns-repeated="5" table:style-name="ce1716" office:value-type="string" calcext:value-type="string">
            <text:p>N/A</text:p>
          </table:table-cell>
          <table:table-cell table:style-name="ce1694" table:number-columns-repeated="2"/>
          <table:table-cell table:style-name="ce1830" table:number-columns-repeated="241"/>
          <table:table-cell table:number-columns-repeated="16128"/>
        </table:table-row>
        <table:table-row table:style-name="ro16">
          <table:table-cell/>
          <table:table-cell table:style-name="ce1695" office:value-type="string" calcext:value-type="string">
            <text:p>Puszta kéz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-5" calcext:value-type="float">
            <text:p>-5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756"/>
          <table:table-cell table:style-name="ce1765" office:value-type="float" office:value="0" calcext:value-type="float">
            <text:p>0</text:p>
          </table:table-cell>
          <table:table-cell table:number-columns-repeated="3" table:style-name="ce1717" office:value-type="float" office:value="-10" calcext:value-type="float">
            <text:p>-10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678"/>
          <table:table-cell table:style-name="ce1696" office:value-type="string" calcext:value-type="string">
            <text:p>Béltépő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Dzsambi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Garott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string" calcext:value-type="string">
            <text:p>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string" calcext:value-type="string">
            <text:p>spec.</text:p>
          </table:table-cell>
          <table:table-cell table:number-columns-repeated="3"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-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risz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Levéltőr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4" calcext:value-type="float">
            <text:p>4</text:p>
          </table:table-cell>
          <table:table-cell table:number-columns-repeated="2"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arkolatgomb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30" office:value-type="float" office:value="0" calcext:value-type="float">
            <text:p>0</text:p>
          </table:table-cell>
          <table:table-cell table:number-columns-repeated="3" table:style-name="ce1730" office:value-type="float" office:value="-7" calcext:value-type="float">
            <text:p>-7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éregfog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number-columns-repeated="2" table:style-name="ce1730" office:value-type="float" office:value="3" calcext:value-type="float">
            <text:p>3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Pugos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Ramier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3" calcext:value-type="float">
            <text:p>3</text:p>
          </table:table-cell>
          <table:table-cell table:number-columns-repeated="3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Tőr, hárít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Tőr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, ököl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2">
          <table:table-cell table:style-name="ce1681"/>
          <table:table-cell table:style-name="ce1697" office:value-type="string" calcext:value-type="string">
            <text:p>Tőr, páncélszúró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string" calcext:value-type="string">
            <text:p>S</text:p>
          </table:table-cell>
          <table:table-cell table:style-name="ce1745" office:value-type="string" calcext:value-type="string">
            <text:p>5+Erő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özelharc</text:p>
          </table:table-cell>
          <table:table-cell table:style-name="ce1785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Tőr, Sla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1">
          <table:table-cell table:style-name="ce1428"/>
          <table:table-cell table:style-name="ce1698" office:value-type="string" calcext:value-type="string">
            <text:p>Vasököl / páncélkesztyű</text:p>
          </table:table-cell>
          <table:table-cell table:style-name="ce1720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Z</text:p>
          </table:table-cell>
          <table:table-cell table:style-name="ce1746" office:value-type="float" office:value="0" calcext:value-type="float">
            <text:p>0</text:p>
          </table:table-cell>
          <table:table-cell table:style-name="ce1720" office:value-type="float" office:value="0" calcext:value-type="float">
            <text:p>0</text:p>
          </table:table-cell>
          <table:table-cell table:style-name="ce1759"/>
          <table:table-cell table:style-name="ce1720" office:value-type="float" office:value="0" calcext:value-type="float">
            <text:p>0</text:p>
          </table:table-cell>
          <table:table-cell table:number-columns-repeated="3" table:style-name="ce1720" office:value-type="float" office:value="-7" calcext:value-type="float">
            <text:p>-7</text:p>
          </table:table-cell>
          <table:table-cell table:style-name="ce1720" office:value-type="float" office:value="5" calcext:value-type="float">
            <text:p>5</text:p>
          </table:table-cell>
          <table:table-cell table:style-name="ce1774" office:value-type="string" calcext:value-type="string">
            <text:p>közelharc</text:p>
          </table:table-cell>
          <table:table-cell table:style-name="ce1786" office:value-type="string" calcext:value-type="string">
            <text:p>Erőbónusz: 0 feletti rész 1:1-ben számít be.</text:p>
          </table:table-cell>
          <table:table-cell table:style-name="ce387" table:number-columns-repeated="241"/>
          <table:table-cell table:number-columns-repeated="16128"/>
        </table:table-row>
        <table:table-row table:style-name="ro18">
          <table:table-cell table:style-name="ce1679" office:value-type="string" calcext:value-type="string">
            <text:p>Kardvívó fegyverek</text:p>
          </table:table-cell>
          <table:table-cell table:style-name="ce1695" office:value-type="string" calcext:value-type="string">
            <text:p>Kard, dzsenn szablya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V/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56"/>
          <table:table-cell table:style-name="ce1717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number-columns-repeated="2" table:style-name="ce1717" office:value-type="float" office:value="15" calcext:value-type="float">
            <text:p>15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emreli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number-columns-repeated="2"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/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fejvadász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696" office:value-type="string" calcext:value-type="string">
            <text:p>Kard, handzsá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hiequa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/V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hosszú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jatagá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696" office:value-type="string" calcext:value-type="string">
            <text:p>Ka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20" calcext:value-type="float">
            <text:p>20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khossa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number-columns-repeated="2" table:style-name="ce1718" office:value-type="float" office:value="11" calcext:value-type="float">
            <text:p>11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La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lovag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másfél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mester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Kard, Pu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696" office:value-type="string" calcext:value-type="string">
            <text:p>Kard, Slan 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9" calcext:value-type="float">
            <text:p>19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Slan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1" calcext:value-type="float">
            <text:p>11</text:p>
          </table:table-cell>
          <table:table-cell table:number-columns-repeated="2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696" office:value-type="string" calcext:value-type="string">
            <text:p>Kard, Slan csata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23" calcext:value-type="float">
            <text:p>23</text:p>
          </table:table-cell>
          <table:table-cell table:style-name="ce1718" office:value-type="float" office:value="17" calcext:value-type="float">
            <text:p>17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szably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81"/>
          <table:table-cell table:style-name="ce1697" office:value-type="string" calcext:value-type="string">
            <text:p>Mara-sequor 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20" calcext:value-type="float">
            <text:p>20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681"/>
          <table:table-cell table:style-name="ce1697" office:value-type="string" calcext:value-type="string">
            <text:p>Meneth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Predoci egyeneskard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Sequor 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684"/>
          <table:table-cell table:style-name="ce1699" office:value-type="string" calcext:value-type="string">
            <text:p>Tőrkard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2" calcext:value-type="float">
            <text:p>2</text:p>
          </table:table-cell>
          <table:table-cell table:style-name="ce1721" office:value-type="string" calcext:value-type="string">
            <text:p>S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6" calcext:value-type="float">
            <text:p>6</text:p>
          </table:table-cell>
          <table:table-cell table:number-columns-repeated="2" table:style-name="ce1721" office:value-type="float" office:value="12" calcext:value-type="float">
            <text:p>12</text:p>
          </table:table-cell>
          <table:table-cell table:style-name="ce1721" office:value-type="float" office:value="5" calcext:value-type="float">
            <text:p>5</text:p>
          </table:table-cell>
          <table:table-cell table:style-name="ce1775" office:value-type="string" calcext:value-type="string">
            <text:p>kardvívás</text:p>
          </table:table-cell>
          <table:table-cell table:style-name="ce180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Zúzó fegyverek</text:p>
          </table:table-cell>
          <table:table-cell table:style-name="ce1695" office:value-type="string" calcext:value-type="string">
            <text:p>Bot, rövid</text:p>
          </table:table-cell>
          <table:table-cell table:style-name="ce1717" office:value-type="string" calcext:value-type="string">
            <text:p>egykezes</text:p>
          </table:table-cell>
          <table:table-cell table:style-name="ce1725" office:value-type="float" office:value="-3" calcext:value-type="float">
            <text:p>-3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56"/>
          <table:table-cell table:style-name="ce1718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85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ot, furkó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-1" calcext:value-type="float">
            <text:p>-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25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2" calcext:value-type="float">
            <text:p>12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kétkezes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20" calcext:value-type="float">
            <text:p>20</text:p>
          </table:table-cell>
          <table:table-cell table:number-columns-repeated="2" table:style-name="ce1719" office:value-type="float" office:value="8" calcext:value-type="float">
            <text:p>8</text:p>
          </table:table-cell>
          <table:table-cell table:style-name="ce1773" office:value-type="string" calcext:value-type="string">
            <text:p>zúzás</text:p>
          </table:table-cell>
          <table:table-cell table:style-name="ce179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lánco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15" calcext:value-type="float">
            <text:p>15</text:p>
          </table:table-cell>
          <table:table-cell table:number-columns-repeated="2"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shadleki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tolla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egykeze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zúzás</text:p>
          </table:table-cell>
          <table:table-cell table:style-name="ce1794"/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Csatacsákány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4" calcext:value-type="float">
            <text:p>1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zúzás</text:p>
          </table:table-cell>
          <table:table-cell table:style-name="ce179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84"/>
          <table:table-cell table:style-name="ce1699" office:value-type="string" calcext:value-type="string">
            <text:p>Harci kalapác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20" calcext:value-type="float">
            <text:p>20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77" office:value-type="string" calcext:value-type="string">
            <text:p>zúzás</text:p>
          </table:table-cell>
          <table:table-cell table:style-name="ce1801" office:value-type="string" calcext:value-type="string">
            <text:p>Erő követelmény: +2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ándzsavívó fegyverek</text:p>
          </table:table-cell>
          <table:table-cell table:style-name="ce1700" office:value-type="string" calcext:value-type="string">
            <text:p>Alabárd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S+Z/V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0" calcext:value-type="float">
            <text:p>0</text:p>
          </table:table-cell>
          <table:table-cell table:style-name="ce1756"/>
          <table:table-cell table:style-name="ce1719" office:value-type="float" office:value="3" calcext:value-type="float">
            <text:p>3</text:p>
          </table:table-cell>
          <table:table-cell table:style-name="ce1725" office:value-type="float" office:value="12" calcext:value-type="float">
            <text:p>12</text:p>
          </table:table-cell>
          <table:table-cell table:number-columns-repeated="2" table:style-name="ce1725" office:value-type="float" office:value="28" calcext:value-type="float">
            <text:p>28</text:p>
          </table:table-cell>
          <table:table-cell table:style-name="ce1725" office:value-type="float" office:value="8" calcext:value-type="float">
            <text:p>8</text:p>
          </table:table-cell>
          <table:table-cell table:style-name="ce1773" office:value-type="string" calcext:value-type="string">
            <text:p>lándzsavívás</text:p>
          </table:table-cell>
          <table:table-cell table:style-name="ce1809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681"/>
          <table:table-cell table:style-name="ce1697" office:value-type="string" calcext:value-type="string">
            <text:p>Bot, hosszú</text:p>
          </table:table-cell>
          <table:table-cell table:style-name="ce1719" office:value-type="string" calcext:value-type="string">
            <text:p>két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24" calcext:value-type="float">
            <text:p>24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1">
          <table:table-cell table:style-name="ce1681"/>
          <table:table-cell table:style-name="ce1697" office:value-type="string" calcext:value-type="string">
            <text:p>Lándzs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number-columns-repeated="2" table:style-name="ce1719" office:value-type="float" office:value="32" calcext:value-type="float">
            <text:p>3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1">
          <table:table-cell table:style-name="ce1681"/>
          <table:table-cell table:style-name="ce1697" office:value-type="string" calcext:value-type="string">
            <text:p>Pik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8" calcext:value-type="float">
            <text:p>18</text:p>
          </table:table-cell>
          <table:table-cell table:number-columns-repeated="2" table:style-name="ce1719" office:value-type="float" office:value="40" calcext:value-type="float">
            <text:p>40</text:p>
          </table:table-cell>
          <table:table-cell table:style-name="ce1719" office:value-type="float" office:value="9" calcext:value-type="float">
            <text:p>9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 table:style-name="ce1681"/>
          <table:table-cell table:style-name="ce1697" office:value-type="string" calcext:value-type="string">
            <text:p>Szigo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7" calcext:value-type="float">
            <text:p>7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01" office:value-type="string" calcext:value-type="string">
            <text:p>Szigony, kétkeze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4" calcext:value-type="float">
            <text:p>4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" calcext:value-type="float">
            <text:p>2</text:p>
          </table:table-cell>
          <table:table-cell table:style-name="ce1726" office:value-type="float" office:value="0" calcext:value-type="float">
            <text:p>0</text:p>
          </table:table-cell>
          <table:table-cell table:style-name="ce1759"/>
          <table:table-cell table:style-name="ce1726" office:value-type="float" office:value="3" calcext:value-type="float">
            <text:p>3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22" calcext:value-type="float">
            <text:p>22</text:p>
          </table:table-cell>
          <table:table-cell table:style-name="ce1726" office:value-type="float" office:value="26" calcext:value-type="float">
            <text:p>26</text:p>
          </table:table-cell>
          <table:table-cell table:style-name="ce1726" office:value-type="float" office:value="8" calcext:value-type="float">
            <text:p>8</text:p>
          </table:table-cell>
          <table:table-cell table:style-name="ce1778" office:value-type="string" calcext:value-type="string">
            <text:p>lándzsavívás</text:p>
          </table:table-cell>
          <table:table-cell table:style-name="ce181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style-name="ce1689"/>
          <table:table-cell table:style-name="ce1703" office:value-type="string" calcext:value-type="string">
            <text:p>Fegyver</text:p>
          </table:table-cell>
          <table:table-cell table:style-name="ce1728" office:value-type="string" calcext:value-type="string">
            <text:p>Forgatás módja</text:p>
          </table:table-cell>
          <table:table-cell table:style-name="ce1703" office:value-type="string" calcext:value-type="string">
            <text:p>SP</text:p>
          </table:table-cell>
          <table:table-cell table:style-name="ce1728" office:value-type="string" calcext:value-type="string">
            <text:p>Sebzés módja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2"/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KÉ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ebesség</text:p>
          </table:table-cell>
          <table:table-cell table:style-name="ce1703" office:value-type="string" calcext:value-type="string">
            <text:p>Harcmodor</text:p>
          </table:table-cell>
          <table:table-cell table:style-name="ce1703"/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9" office:value-type="string" calcext:value-type="string">
            <text:p>Hajítófegyverek</text:p>
          </table:table-cell>
          <table:table-cell table:style-name="ce1705" office:value-type="string" calcext:value-type="string">
            <text:p>Bola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number-columns-repeated="2" table:style-name="ce1734" office:value-type="float" office:value="2" calcext:value-type="float">
            <text:p>2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/>
          <table:table-cell table:number-columns-repeated="16369"/>
        </table:table-row>
        <table:table-row table:style-name="ro22">
          <table:table-cell table:style-name="ce1692"/>
          <table:table-cell table:style-name="ce1707" office:value-type="string" calcext:value-type="string">
            <text:p>Dárda</text:p>
          </table:table-cell>
          <table:table-cell table:style-name="ce1707" office:value-type="string" calcext:value-type="string">
            <text:p>egykezes</text:p>
          </table:table-cell>
          <table:table-cell table:style-name="ce1735" office:value-type="float" office:value="3" calcext:value-type="float">
            <text:p>3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3" calcext:value-type="float">
            <text:p>3</text:p>
          </table:table-cell>
          <table:table-cell table:style-name="ce1749" table:number-columns-repeated="2"/>
          <table:table-cell table:style-name="ce1735" office:value-type="string" calcext:value-type="string">
            <text:p>5m + (Erő x 3)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3" calcext:value-type="float">
            <text:p>3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7" calcext:value-type="float">
            <text:p>7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3"/>
          <table:table-cell table:style-name="ce154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05" office:value-type="string" calcext:value-type="string">
            <text:p>Dobóhál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4m</text:p>
          </table:table-cell>
          <table:table-cell table:style-name="ce1734" office:value-type="float" office:value="2" calcext:value-type="float">
            <text:p>2</text:p>
          </table:table-cell>
          <table:table-cell table:style-name="ce1734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Hajítóbárd</text:p>
          </table:table-cell>
          <table:table-cell table:style-name="ce1710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4" calcext:value-type="float">
            <text:p>4</text:p>
          </table:table-cell>
          <table:table-cell table:style-name="ce170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678"/>
          <table:table-cell table:style-name="ce1709" office:value-type="string" calcext:value-type="string">
            <text:p>Hajítótőr</text:p>
          </table:table-cell>
          <table:table-cell table:style-name="ce1707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43" office:value-type="string" calcext:value-type="string">
            <text:p>S</text:p>
          </table:table-cell>
          <table:table-cell table:style-name="ce1743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15m</text:p>
          </table:table-cell>
          <table:table-cell table:style-name="ce1743" office:value-type="float" office:value="12" calcext:value-type="float">
            <text:p>12</text:p>
          </table:table-cell>
          <table:table-cell table:style-name="ce1743" office:value-type="float" office:value="4" calcext:value-type="float">
            <text:p>4</text:p>
          </table:table-cell>
          <table:table-cell table:style-name="ce170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80" office:value-type="string" calcext:value-type="string">
            <text:p>hajítás</text:p>
          </table:table-cell>
          <table:table-cell table:style-name="ce182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ő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10" calcext:value-type="float">
            <text:p>-10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hajítás</text:p>
          </table:table-cell>
          <table:table-cell table:style-name="ce182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Lassz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5" office:value-type="string" calcext:value-type="string">
            <text:p>-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10m</text:p>
          </table:table-cell>
          <table:table-cell table:number-columns-repeated="2" table:style-name="ce1735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Sebesülés az esés következtében lehet.</text:p>
          </table:table-cell>
          <table:table-cell table:style-name="ce1543" table:number-columns-repeated="241"/>
          <table:table-cell table:number-columns-repeated="16128"/>
        </table:table-row>
        <table:table-row table:style-name="ro24">
          <table:table-cell/>
          <table:table-cell table:style-name="ce1710" office:value-type="string" calcext:value-type="string">
            <text:p>Parittya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float" office:value="0" calcext:value-type="float">
            <text:p>0</text:p>
          </table:table-cell>
          <table:table-cell table:style-name="ce1735" office:value-type="string" calcext:value-type="string">
            <text:p>Z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70m</text:p>
          </table:table-cell>
          <table:table-cell table:number-columns-repeated="2" table:style-name="ce1735" office:value-type="float" office:value="4" calcext:value-type="float">
            <text:p>4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Ramiera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0m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1" calcext:value-type="float">
            <text:p>1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/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Slan csillag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5m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3" calcext:value-type="float">
            <text:p>3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4" calcext:value-type="float">
            <text:p>4</text:p>
          </table:table-cell>
          <table:table-cell table:style-name="ce1772" office:value-type="string" calcext:value-type="string">
            <text:p>hajítás</text:p>
          </table:table-cell>
          <table:table-cell table:style-name="ce1822"/>
          <table:table-cell table:number-columns-repeated="16369"/>
        </table:table-row>
        <table:table-row table:style-name="ro2">
          <table:table-cell table:style-name="ce1428"/>
          <table:table-cell table:style-name="ce1711" office:value-type="string" calcext:value-type="string">
            <text:p>Tőr</text:p>
          </table:table-cell>
          <table:table-cell table:style-name="ce1711" office:value-type="string" calcext:value-type="string">
            <text:p>egykeze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0" calcext:value-type="float">
            <text:p>0</text:p>
          </table:table-cell>
          <table:table-cell table:style-name="ce1752" table:number-columns-repeated="2"/>
          <table:table-cell table:style-name="ce1737" office:value-type="string" calcext:value-type="string">
            <text:p>10m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2" calcext:value-type="float">
            <text:p>2</text:p>
          </table:table-cell>
          <table:table-cell table:style-name="ce171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hajítás</text:p>
          </table:table-cell>
          <table:table-cell table:style-name="ce38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679" office:value-type="string" calcext:value-type="string">
            <text:p>Íjász lőfegyverek</text:p>
          </table:table-cell>
          <table:table-cell table:style-name="ce1705" office:value-type="string" calcext:value-type="string">
            <text:p>Rövid íj</text:p>
          </table:table-cell>
          <table:table-cell table:style-name="ce1705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34" office:value-type="string" calcext:value-type="string">
            <text:p>S</text:p>
          </table:table-cell>
          <table:table-cell table:style-name="ce1747" office:value-type="float" office:value="0" calcext:value-type="float">
            <text:p>0</text:p>
          </table:table-cell>
          <table:table-cell table:style-name="ce1753"/>
          <table:table-cell table:style-name="ce1762"/>
          <table:table-cell table:style-name="ce1734" office:value-type="string" calcext:value-type="string">
            <text:p>60m</text:p>
          </table:table-cell>
          <table:table-cell table:number-columns-repeated="2" table:style-name="ce1734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5" calcext:value-type="float">
            <text:p>5</text:p>
          </table:table-cell>
          <table:table-cell table:style-name="ce1772" office:value-type="string" calcext:value-type="string">
            <text:p>íjászat</text:p>
          </table:table-cell>
          <table:table-cell table:style-name="ce182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Hosszú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2" calcext:value-type="float">
            <text:p>12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Visszacsapó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3" calcext:value-type="float">
            <text:p>3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6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0" calcext:value-type="float">
            <text:p>10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708" office:value-type="string" calcext:value-type="string">
            <text:p>Elf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13" calcext:value-type="float">
            <text:p>13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Fúvócső, kicsi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string" calcext:value-type="string">
            <text:p>spec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16m</text:p>
          </table:table-cell>
          <table:table-cell table:style-name="ce1735" office:value-type="float" office:value="10" calcext:value-type="float">
            <text:p>10</text:p>
          </table:table-cell>
          <table:table-cell table:style-name="ce1735" office:value-type="float" office:value="8" calcext:value-type="float">
            <text:p>8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8" calcext:value-type="float">
            <text:p>8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Fúvócső, vadász</text:p>
          </table:table-cell>
          <table:table-cell table:style-name="ce1710" office:value-type="string" calcext:value-type="string">
            <text:p>kétkezes</text:p>
          </table:table-cell>
          <table:table-cell table:style-name="ce1735" office:value-type="float" office:value="-10" calcext:value-type="float">
            <text:p>-10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30m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10" calcext:value-type="float">
            <text:p>1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íjászat</text:p>
          </table:table-cell>
          <table:table-cell table:style-name="ce1823"/>
          <table:table-cell table:style-name="ce1543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9" calcext:value-type="float">
            <text:p>9</text:p>
          </table:table-cell>
          <table:table-cell table:style-name="ce1772" office:value-type="string" calcext:value-type="string">
            <text:p>lövészet</text:p>
          </table:table-cell>
          <table:table-cell table:style-name="ce18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8" calcext:value-type="float">
            <text:p>8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2" calcext:value-type="float">
            <text:p>12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Nehéz 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15" calcext:value-type="float">
            <text:p>15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80m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5" calcext:value-type="float">
            <text:p>1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Shadoni páncéltörő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20" calcext:value-type="float">
            <text:p>20</text:p>
          </table:table-cell>
          <table:table-cell table:style-name="ce1708" office:value-type="string" calcext:value-type="string">
            <text:p>Z</text:p>
          </table:table-cell>
          <table:table-cell table:style-name="ce1736" office:value-type="float" office:value="20" calcext:value-type="float">
            <text:p>2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string" calcext:value-type="string">
            <text:p>-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harei nyílpusk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28"/>
          <table:table-cell table:style-name="ce1711" office:value-type="string" calcext:value-type="string">
            <text:p>Aquir nyílpuska</text:p>
          </table:table-cell>
          <table:table-cell table:style-name="ce1711" office:value-type="string" calcext:value-type="string">
            <text:p>egykezes</text:p>
          </table:table-cell>
          <table:table-cell table:style-name="ce1711" office:value-type="string" calcext:value-type="string">
            <text:p>halál / +6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0" calcext:value-type="float">
            <text:p>20</text:p>
          </table:table-cell>
          <table:table-cell table:style-name="ce1752" table:number-columns-repeated="2"/>
          <table:table-cell table:style-name="ce1737" office:value-type="string" calcext:value-type="string">
            <text:p>50m</text:p>
          </table:table-cell>
          <table:table-cell table:style-name="ce1711" office:value-type="float" office:value="8" calcext:value-type="float">
            <text:p>8</text:p>
          </table:table-cell>
          <table:table-cell table:style-name="ce1711" office:value-type="float" office:value="16" calcext:value-type="float">
            <text:p>16</text:p>
          </table:table-cell>
          <table:table-cell table:style-name="ce171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lövészet</text:p>
          </table:table-cell>
          <table:table-cell table:style-name="ce1828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28"/>
          <table:table-cell table:style-name="ce387" table:number-columns-repeated="240"/>
          <table:table-cell table:number-columns-repeated="16128"/>
        </table:table-row>
        <table:table-row table:style-name="ro2">
          <table:table-cell table:style-name="ce1678"/>
          <table:table-cell table:number-columns-repeated="12"/>
          <table:table-cell table:style-name="ce640"/>
          <table:table-cell table:number-columns-repeated="16370"/>
        </table:table-row>
        <table:table-row table:style-name="ro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number-columns-repeated="2"/>
          <table:table-cell table:style-name="ce1729"/>
          <table:table-cell table:number-columns-repeated="10"/>
          <table:table-cell table:style-name="ce64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0" table:default-cell-style-name="ce1478"/>
        <table:table-column table:style-name="co61" table:default-cell-style-name="ce1481"/>
        <table:table-column table:style-name="co62" table:default-cell-style-name="ce1478"/>
        <table:table-column table:style-name="co61" table:default-cell-style-name="ce1481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681"/>
          <table:covered-table-cell table:style-name="ce1421"/>
          <table:table-cell table:style-name="ce64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7"/>
          <table:table-cell table:style-name="ce1413"/>
          <table:table-cell table:style-name="ce1681"/>
          <table:table-cell table:style-name="ce1413"/>
          <table:table-cell table:style-name="ce64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43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1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1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1"/>
          <table:table-cell table:style-name="Default"/>
          <table:table-cell table:style-name="ce361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1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69" table:default-cell-style-name="ce1911"/>
        <table:table-column table:style-name="co70" table:default-cell-style-name="ce1920"/>
        <table:table-column table:style-name="co71" table:default-cell-style-name="ce1911"/>
        <table:table-column table:style-name="co72" table:default-cell-style-name="ce1934"/>
        <table:table-column table:style-name="co14" table:default-cell-style-name="ce1911"/>
        <table:table-column table:style-name="co73" table:default-cell-style-name="ce1911"/>
        <table:table-column table:style-name="co74" table:default-cell-style-name="ce1911"/>
        <table:table-column table:style-name="co75" table:default-cell-style-name="ce1954"/>
        <table:table-column table:style-name="co76" table:default-cell-style-name="ce1911"/>
        <table:table-column table:style-name="co77" table:default-cell-style-name="ce1911"/>
        <table:table-column table:style-name="co78" table:default-cell-style-name="ce1911"/>
        <table:table-column table:style-name="co79" table:default-cell-style-name="ce1911"/>
        <table:table-column table:style-name="co80" table:default-cell-style-name="ce1911"/>
        <table:table-column table:style-name="co81" table:default-cell-style-name="ce1911"/>
        <table:table-column table:style-name="co14" table:default-cell-style-name="ce1911"/>
        <table:table-row table:style-name="ro3">
          <table:table-cell table:style-name="ce191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19"/>
          <table:covered-table-cell table:style-name="ce1931"/>
          <table:covered-table-cell table:style-name="ce1932"/>
          <table:covered-table-cell table:number-columns-repeated="3" table:style-name="ce1931"/>
          <table:covered-table-cell table:style-name="ce1953"/>
          <table:covered-table-cell table:number-columns-repeated="5" table:style-name="ce193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12" office:value-type="string" calcext:value-type="string">
            <text:p>Általános fortélyok</text:p>
          </table:table-cell>
          <table:table-cell table:style-name="ce1921" office:value-type="string" calcext:value-type="string">
            <text:p>Max fok</text:p>
          </table:table-cell>
          <table:table-cell/>
          <table:table-cell table:style-name="ce1912" office:value-type="string" calcext:value-type="string">
            <text:p>Nyelvek</text:p>
          </table:table-cell>
          <table:table-cell table:style-name="ce1935" office:value-type="string" calcext:value-type="string">
            <text:p>Rövidítés</text:p>
          </table:table-cell>
          <table:table-cell/>
          <table:table-cell table:style-name="ce1935" office:value-type="string" calcext:value-type="string">
            <text:p>Szabad Hátterek</text:p>
          </table:table-cell>
          <table:table-cell table:style-name="ce1955"/>
          <table:table-cell/>
          <table:table-cell table:style-name="ce1935" office:value-type="string" calcext:value-type="string">
            <text:p>Kiemelt Hátterek</text:p>
          </table:table-cell>
          <table:table-cell/>
          <table:table-cell table:style-name="ce1935" office:value-type="string" calcext:value-type="string">
            <text:p>Leíró Hátterek</text:p>
          </table:table-cell>
          <table:table-cell/>
          <table:table-cell table:style-name="ce193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13"/>
          <table:table-cell table:style-name="ce1921"/>
          <table:table-cell table:number-columns-repeated="4"/>
          <table:table-cell table:style-name="ce1913"/>
          <table:table-cell table:style-name="ce195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61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57" office:value-type="string" calcext:value-type="string">
            <text:p>Érzékenység Tulajdonságodat segíti ízlelés esetén</text:p>
          </table:table-cell>
          <table:table-cell/>
          <table:table-cell table:style-name="ce1935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57" office:value-type="string" calcext:value-type="string">
            <text:p>Érzékenység Tulajdonságodat segíti tapintás esetén</text:p>
          </table:table-cell>
          <table:table-cell/>
          <table:table-cell table:style-name="ce191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3">
          <table:table-cell table:style-name="ce1915" office:value-type="string" calcext:value-type="string">
            <text:p>➖➖➖ Általános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57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61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57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6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6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6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6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5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57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93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5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2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57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91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57" office:value-type="string" calcext:value-type="string">
            <text:p>Előadóművészet</text:p>
          </table:table-cell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93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50" table:formula="of:=COUNTA([.G6:.G46])" office:value-type="float" office:value="41" calcext:value-type="float">
            <text:p>41</text:p>
          </table:table-cell>
          <table:table-cell table:style-name="ce1957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930"/>
          <table:table-cell/>
          <table:table-cell table:style-name="ce1911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959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/>
          <table:table-cell table:style-name="ce1911" office:value-type="string" calcext:value-type="string">
            <text:p>Harc/klán nyelv</text:p>
          </table:table-cell>
          <table:table-cell table:number-columns-repeated="2"/>
          <table:table-cell table:style-name="ce1935" office:value-type="string" calcext:value-type="string">
            <text:p>Kultúrkör Szabad Háttérek</text:p>
          </table:table-cell>
          <table:table-cell table:style-name="ce1955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style-name="ce191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12" office:value-type="string" calcext:value-type="string">
            <text:p>Harci fortélyok</text:p>
          </table:table-cell>
          <table:table-cell table:style-name="ce1930"/>
          <table:table-cell/>
          <table:table-cell table:style-name="ce1912" office:value-type="string" calcext:value-type="string">
            <text:p>Varázslási módszere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16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191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gorvik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60"/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6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5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2" office:value-type="string" calcext:value-type="string">
            <text:p>Misztikus fortélyok</text:p>
          </table:table-cell>
          <table:table-cell table:style-name="Default" table:number-columns-repeated="3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1916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192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63" office:value-type="string" calcext:value-type="string">
            <text:p>Karakter pontok (KP) elosztása </text:p>
          </table:table-cell>
          <table:table-cell table:style-name="ce1963"/>
          <table:table-cell table:number-columns-repeated="16382"/>
        </table:table-row>
        <table:table-row table:style-name="ro21">
          <table:table-cell/>
          <table:table-cell table:style-name="ce196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964"/>
          <table:table-cell table:number-columns-repeated="16382"/>
        </table:table-row>
        <table:table-row table:style-name="ro26">
          <table:table-cell/>
          <table:table-cell table:style-name="ce1964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964"/>
          <table:table-cell table:number-columns-repeated="16382"/>
        </table:table-row>
        <table:table-row table:style-name="ro26">
          <table:table-cell/>
          <table:table-cell table:style-name="ce196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964"/>
          <table:table-cell table:number-columns-repeated="16382"/>
        </table:table-row>
        <table:table-row table:style-name="ro26">
          <table:table-cell/>
          <table:table-cell table:style-name="ce1964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1">
          <table:table-cell table:style-name="ce196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196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196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1964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196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4" table:default-cell-style-name="ce361"/>
        <table:table-row table:style-name="ro2">
          <table:table-cell table:style-name="ce1965" office:value-type="string" calcext:value-type="string">
            <text:p>V8.7.0</text:p>
          </table:table-cell>
        </table:table-row>
        <table:table-row table:style-name="ro2">
          <table:table-cell table:style-name="ce1966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196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96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96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96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9</text:p>
          </table:table-cell>
        </table:table-row>
        <table:table-row table:style-name="ro2">
          <table:table-cell table:style-name="ce196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96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96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96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8</text:p>
          </table:table-cell>
        </table:table-row>
        <table:table-row table:style-name="ro2">
          <table:table-cell table:style-name="ce196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6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6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96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6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6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7</text:p>
          </table:table-cell>
        </table:table-row>
        <table:table-row table:style-name="ro2">
          <table:table-cell table:style-name="ce196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6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6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66" office:value-type="string" calcext:value-type="string">
            <text:p>* Tradíció lista frissítve</text:p>
          </table:table-cell>
        </table:table-row>
        <table:table-row table:style-name="ro2">
          <table:table-cell table:style-name="ce196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6</text:p>
          </table:table-cell>
        </table:table-row>
        <table:table-row table:style-name="ro2">
          <table:table-cell table:style-name="ce196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5</text:p>
          </table:table-cell>
        </table:table-row>
        <table:table-row table:style-name="ro2">
          <table:table-cell table:style-name="ce196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6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6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6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4</text:p>
          </table:table-cell>
        </table:table-row>
        <table:table-row table:style-name="ro2">
          <table:table-cell table:style-name="ce1966" office:value-type="string" calcext:value-type="string">
            <text:p>* KP Alap megszűnt</text:p>
          </table:table-cell>
        </table:table-row>
        <table:table-row table:style-name="ro2">
          <table:table-cell table:style-name="ce1966" office:value-type="string" calcext:value-type="string">
            <text:p>* KP / Szint: 50 + Intelligencia</text:p>
          </table:table-cell>
        </table:table-row>
        <table:table-row table:style-name="ro2">
          <table:table-cell table:style-name="ce196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66" office:value-type="string" calcext:value-type="string">
            <text:p>* Új Leíró Hátterek</text:p>
          </table:table-cell>
        </table:table-row>
        <table:table-row table:style-name="ro2">
          <table:table-cell table:style-name="ce196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3</text:p>
          </table:table-cell>
        </table:table-row>
        <table:table-row table:style-name="ro2">
          <table:table-cell table:style-name="ce1966" office:value-type="string" calcext:value-type="string">
            <text:p>* Helyismeret db számláló</text:p>
          </table:table-cell>
        </table:table-row>
        <table:table-row table:style-name="ro2">
          <table:table-cell table:style-name="ce196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66" office:value-type="string" calcext:value-type="string">
            <text:p>* Hadvezetés átnevezve: Hadászat</text:p>
          </table:table-cell>
        </table:table-row>
        <table:table-row table:style-name="ro2">
          <table:table-cell table:style-name="ce196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66" office:value-type="string" calcext:value-type="string">
            <text:p>* Leíró Hátterek bekerültek</text:p>
          </table:table-cell>
        </table:table-row>
        <table:table-row table:style-name="ro2">
          <table:table-cell table:style-name="ce1966" office:value-type="string" calcext:value-type="string">
            <text:p>* Vadember fortély bekerül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2</text:p>
          </table:table-cell>
        </table:table-row>
        <table:table-row table:style-name="ro2">
          <table:table-cell table:style-name="ce196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6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6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6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6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6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1</text:p>
          </table:table-cell>
        </table:table-row>
        <table:table-row table:style-name="ro2">
          <table:table-cell table:style-name="ce196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66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6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6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6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66" office:value-type="string" calcext:value-type="string">
            <text:p>* rengeteg apró javít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0</text:p>
          </table:table-cell>
        </table:table-row>
        <table:table-row table:style-name="ro2">
          <table:table-cell table:style-name="ce196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66" office:value-type="string" calcext:value-type="string">
            <text:p>* Data fül teljes átrendez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1</text:p>
          </table:table-cell>
        </table:table-row>
        <table:table-row table:style-name="ro2">
          <table:table-cell table:style-name="ce196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6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6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6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0 – 1K</text:p>
          </table:table-cell>
        </table:table-row>
        <table:table-row table:style-name="ro2">
          <table:table-cell table:style-name="ce196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6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6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6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66" office:value-type="string" calcext:value-type="string">
            <text:p>* SFÉ számítása automatikus</text:p>
          </table:table-cell>
        </table:table-row>
        <table:table-row table:style-name="ro2">
          <table:table-cell table:style-name="ce196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6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6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6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6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6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2</text:p>
          </table:table-cell>
        </table:table-row>
        <table:table-row table:style-name="ro2">
          <table:table-cell table:style-name="ce196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6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6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1</text:p>
          </table:table-cell>
        </table:table-row>
        <table:table-row table:style-name="ro2">
          <table:table-cell table:style-name="ce196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6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6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6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66" office:value-type="string" calcext:value-type="string">
            <text:p>* Hamisítás képzettség bekötve</text:p>
          </table:table-cell>
        </table:table-row>
        <table:table-row table:style-name="ro2">
          <table:table-cell table:style-name="ce1966" office:value-type="string" calcext:value-type="string">
            <text:p>* Szakma lista</text:p>
          </table:table-cell>
        </table:table-row>
        <table:table-row table:style-name="ro2">
          <table:table-cell table:style-name="ce196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0</text:p>
          </table:table-cell>
        </table:table-row>
        <table:table-row table:style-name="ro2">
          <table:table-cell table:style-name="ce1966" office:value-type="string" calcext:value-type="string">
            <text:p>* Történelemismeret: Átfogó</text:p>
          </table:table-cell>
        </table:table-row>
        <table:table-row table:style-name="ro2">
          <table:table-cell table:style-name="ce1966" office:value-type="string" calcext:value-type="string">
            <text:p>* Műveltség: Átlagos (új)</text:p>
          </table:table-cell>
        </table:table-row>
        <table:table-row table:style-name="ro2">
          <table:table-cell table:style-name="ce1966" office:value-type="string" calcext:value-type="string">
            <text:p>* Irodalom-ismeret megszűnt</text:p>
          </table:table-cell>
        </table:table-row>
        <table:table-row table:style-name="ro2">
          <table:table-cell table:style-name="ce196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6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6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6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6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6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6</text:p>
          </table:table-cell>
        </table:table-row>
        <table:table-row table:style-name="ro2">
          <table:table-cell table:style-name="ce196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66" office:value-type="string" calcext:value-type="string">
            <text:p>* Helyismeret Bónusz háttér lett</text:p>
          </table:table-cell>
        </table:table-row>
        <table:table-row table:style-name="ro2">
          <table:table-cell table:style-name="ce196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6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66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6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6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6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6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4</text:p>
          </table:table-cell>
        </table:table-row>
        <table:table-row table:style-name="ro2">
          <table:table-cell table:style-name="ce1966" office:value-type="string" calcext:value-type="string">
            <text:p>* Fülek átnevezése, színezése</text:p>
          </table:table-cell>
        </table:table-row>
        <table:table-row table:style-name="ro2">
          <table:table-cell table:style-name="ce196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3</text:p>
          </table:table-cell>
        </table:table-row>
        <table:table-row table:style-name="ro2">
          <table:table-cell table:style-name="ce196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Új fül: Fortélyok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5" office:value-type="string" calcext:value-type="string">
            <text:p>V8.2.2</text:p>
          </table:table-cell>
        </table:table-row>
        <table:table-row table:style-name="ro2">
          <table:table-cell table:style-name="ce1966" office:value-type="string" calcext:value-type="string">
            <text:p>* Új betűtípus: Avenir</text:p>
          </table:table-cell>
        </table:table-row>
        <table:table-row table:style-name="ro2">
          <table:table-cell table:style-name="ce196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6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0</text:p>
          </table:table-cell>
        </table:table-row>
        <table:table-row table:style-name="ro2">
          <table:table-cell table:style-name="ce196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6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6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66" office:value-type="string" calcext:value-type="string">
            <text:p>* Kétkezes harc táblázat</text:p>
          </table:table-cell>
        </table:table-row>
        <table:table-row table:style-name="ro2">
          <table:table-cell table:style-name="ce1966" office:value-type="string" calcext:value-type="string">
            <text:p>* Páncélok, vértek tábl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1</text:p>
          </table:table-cell>
        </table:table-row>
        <table:table-row table:style-name="ro2">
          <table:table-cell table:style-name="ce1966" office:value-type="string" calcext:value-type="string">
            <text:p>* Max szint: 21</text:p>
          </table:table-cell>
        </table:table-row>
        <table:table-row table:style-name="ro2">
          <table:table-cell table:style-name="ce1966" office:value-type="string" calcext:value-type="string">
            <text:p>* KP Alap: 150</text:p>
          </table:table-cell>
        </table:table-row>
        <table:table-row table:style-name="ro2">
          <table:table-cell table:style-name="ce1966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6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0</text:p>
          </table:table-cell>
        </table:table-row>
        <table:table-row table:style-name="ro2">
          <table:table-cell table:style-name="ce196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6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6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66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66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66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66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66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6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66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6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5</text:p>
          </table:table-cell>
        </table:table-row>
        <table:table-row table:style-name="ro2">
          <table:table-cell table:style-name="ce196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66" office:value-type="string" calcext:value-type="string">
            <text:p>* KP maradt warning formázás</text:p>
          </table:table-cell>
        </table:table-row>
        <table:table-row table:style-name="ro2">
          <table:table-cell table:style-name="ce196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6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6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1</text:p>
          </table:table-cell>
        </table:table-row>
        <table:table-row table:style-name="ro2">
          <table:table-cell table:style-name="ce196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6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0</text:p>
          </table:table-cell>
        </table:table-row>
        <table:table-row table:style-name="ro2">
          <table:table-cell table:style-name="ce196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6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6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66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196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3</text:p>
          </table:table-cell>
        </table:table-row>
        <table:table-row table:style-name="ro2">
          <table:table-cell table:style-name="ce1966" office:value-type="string" calcext:value-type="string">
            <text:p>* Új érték: Aura (3.fül)</text:p>
          </table:table-cell>
        </table:table-row>
        <table:table-row table:style-name="ro2">
          <table:table-cell table:style-name="ce196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6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6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2</text:p>
          </table:table-cell>
        </table:table-row>
        <table:table-row table:style-name="ro29">
          <table:table-cell table:style-name="ce196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66"/>
        </table:table-row>
        <table:table-row table:style-name="ro29">
          <table:table-cell table:style-name="ce1965" office:value-type="string" calcext:value-type="string">
            <text:p>V7.9.1</text:p>
          </table:table-cell>
        </table:table-row>
        <table:table-row table:style-name="ro29">
          <table:table-cell table:style-name="ce1966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196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</text:p>
          </table:table-cell>
        </table:table-row>
        <table:table-row table:style-name="ro2">
          <table:table-cell table:style-name="ce196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67" office:value-type="string" calcext:value-type="string">
            <text:p>* Háttér táblázatok összevon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8</text:p>
          </table:table-cell>
        </table:table-row>
        <table:table-row table:style-name="ro2">
          <table:table-cell table:style-name="ce196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6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6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7.1</text:p>
          </table:table-cell>
        </table:table-row>
        <table:table-row table:style-name="ro2">
          <table:table-cell table:style-name="ce196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7</text:p>
          </table:table-cell>
        </table:table-row>
        <table:table-row table:style-name="ro2">
          <table:table-cell table:style-name="ce196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6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6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6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6.1</text:p>
          </table:table-cell>
        </table:table-row>
        <table:table-row table:style-name="ro2">
          <table:table-cell table:style-name="ce197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6</text:p>
          </table:table-cell>
        </table:table-row>
        <table:table-row table:style-name="ro2">
          <table:table-cell table:style-name="ce196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7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7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5</text:p>
          </table:table-cell>
        </table:table-row>
        <table:table-row table:style-name="ro2">
          <table:table-cell table:style-name="ce197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7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4</text:p>
          </table:table-cell>
        </table:table-row>
        <table:table-row table:style-name="ro2">
          <table:table-cell table:style-name="ce197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7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72"/>
        </table:table-row>
        <table:table-row table:style-name="ro2">
          <table:table-cell table:style-name="ce1968" office:value-type="string" calcext:value-type="string">
            <text:p>V7.3</text:p>
          </table:table-cell>
        </table:table-row>
        <table:table-row table:style-name="ro2">
          <table:table-cell table:style-name="ce196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6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2</text:p>
          </table:table-cell>
        </table:table-row>
        <table:table-row table:style-name="ro2">
          <table:table-cell table:style-name="ce196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1</text:p>
          </table:table-cell>
        </table:table-row>
        <table:table-row table:style-name="ro2">
          <table:table-cell table:style-name="ce1967" office:value-type="string" calcext:value-type="string">
            <text:p>* Buzogány harcértéke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0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6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9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8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7</text:p>
          </table:table-cell>
        </table:table-row>
        <table:table-row table:style-name="ro2">
          <table:table-cell table:style-name="ce196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6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6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6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6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6</text:p>
          </table:table-cell>
        </table:table-row>
        <table:table-row table:style-name="ro2">
          <table:table-cell table:style-name="ce1967" office:value-type="string" calcext:value-type="string">
            <text:p>* Akrobatika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5</text:p>
          </table:table-cell>
        </table:table-row>
        <table:table-row table:style-name="ro2">
          <table:table-cell table:style-name="ce196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6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6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4</text:p>
          </table:table-cell>
        </table:table-row>
        <table:table-row table:style-name="ro2">
          <table:table-cell table:style-name="ce19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6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6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6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6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6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6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3</text:p>
          </table:table-cell>
        </table:table-row>
        <table:table-row table:style-name="ro2">
          <table:table-cell table:style-name="ce196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6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6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6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6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6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6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2</text:p>
          </table:table-cell>
        </table:table-row>
        <table:table-row table:style-name="ro2">
          <table:table-cell table:style-name="ce196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6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67" office:value-type="string" calcext:value-type="string">
            <text:p>* Licenc szöveg módosult kicsit</text:p>
          </table:table-cell>
        </table:table-row>
        <table:table-row table:style-name="ro2">
          <table:table-cell table:style-name="ce196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6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6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6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6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67" office:value-type="string" calcext:value-type="string">
            <text:p>* Mágia tradíciókhoz infobox</text:p>
          </table:table-cell>
        </table:table-row>
        <table:table-row table:style-name="ro2">
          <table:table-cell table:style-name="ce196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6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6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1</text:p>
          </table:table-cell>
        </table:table-row>
        <table:table-row table:style-name="ro2">
          <table:table-cell table:style-name="ce196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0</text:p>
          </table:table-cell>
        </table:table-row>
        <table:table-row table:style-name="ro2">
          <table:table-cell table:style-name="ce196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6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6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9</text:p>
          </table:table-cell>
        </table:table-row>
        <table:table-row table:style-name="ro2">
          <table:table-cell table:style-name="ce1967" office:value-type="string" calcext:value-type="string">
            <text:p>* Kis javításo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8</text:p>
          </table:table-cell>
        </table:table-row>
        <table:table-row table:style-name="ro2">
          <table:table-cell table:style-name="ce1967" office:value-type="string" calcext:value-type="string">
            <text:p>* CC licenc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7</text:p>
          </table:table-cell>
        </table:table-row>
        <table:table-row table:style-name="ro2">
          <table:table-cell table:style-name="ce196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6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6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6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6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6</text:p>
          </table:table-cell>
        </table:table-row>
        <table:table-row table:style-name="ro2">
          <table:table-cell table:style-name="ce196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6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5</text:p>
          </table:table-cell>
        </table:table-row>
        <table:table-row table:style-name="ro2">
          <table:table-cell table:style-name="ce197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9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6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7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7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7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7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7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7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4</text:p>
          </table:table-cell>
        </table:table-row>
        <table:table-row table:style-name="ro2">
          <table:table-cell table:style-name="ce196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67" office:value-type="string" calcext:value-type="string">
            <text:p>* 1HM=5KP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3</text:p>
          </table:table-cell>
        </table:table-row>
        <table:table-row table:style-name="ro2">
          <table:table-cell table:style-name="ce1970" office:value-type="string" calcext:value-type="string">
            <text:p>* Szabályok lapon Pszí javítása</text:p>
          </table:table-cell>
        </table:table-row>
        <table:table-row table:style-name="ro2">
          <table:table-cell table:style-name="ce197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2</text:p>
          </table:table-cell>
        </table:table-row>
        <table:table-row table:style-name="ro2">
          <table:table-cell table:style-name="ce196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6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6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6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6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6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1</text:p>
          </table:table-cell>
        </table:table-row>
        <table:table-row table:style-name="ro2">
          <table:table-cell table:style-name="ce1970" office:value-type="string" calcext:value-type="string">
            <text:p>* Könnyű KP oszlop javítása</text:p>
          </table:table-cell>
        </table:table-row>
        <table:table-row table:style-name="ro2">
          <table:table-cell table:style-name="ce197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7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0</text:p>
          </table:table-cell>
        </table:table-row>
        <table:table-row table:style-name="ro2">
          <table:table-cell table:style-name="ce1970" office:value-type="string" calcext:value-type="string">
            <text:p>*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9</text:p>
          </table:table-cell>
        </table:table-row>
        <table:table-row table:style-name="ro30">
          <table:table-cell table:style-name="ce197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70" office:value-type="string" calcext:value-type="string">
            <text:p>* CHM egyszerűbb neve: CM</text:p>
          </table:table-cell>
        </table:table-row>
        <table:table-row table:style-name="ro2">
          <table:table-cell table:style-name="ce197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7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7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7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7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7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8</text:p>
          </table:table-cell>
        </table:table-row>
        <table:table-row table:style-name="ro2">
          <table:table-cell table:style-name="ce197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7</text:p>
          </table:table-cell>
        </table:table-row>
        <table:table-row table:style-name="ro2">
          <table:table-cell table:style-name="ce1970" office:value-type="string" calcext:value-type="string">
            <text:p>* Mana korlát eltörlése</text:p>
          </table:table-cell>
        </table:table-row>
        <table:table-row table:style-name="ro2">
          <table:table-cell table:style-name="ce1970" office:value-type="string" calcext:value-type="string">
            <text:p>* Mágia tradíciók: 50KP</text:p>
          </table:table-cell>
        </table:table-row>
        <table:table-row table:style-name="ro2">
          <table:table-cell table:style-name="ce1970" office:value-type="string" calcext:value-type="string">
            <text:p>* KÉ-be ismét beszámít a TSZ</text:p>
          </table:table-cell>
        </table:table-row>
        <table:table-row table:style-name="ro2">
          <table:table-cell table:style-name="ce197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7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70" office:value-type="string" calcext:value-type="string">
            <text:p>* KP/szint: 80KP (eddig 70 volt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6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5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4</text:p>
          </table:table-cell>
        </table:table-row>
        <table:table-row table:style-name="ro2">
          <table:table-cell table:style-name="ce197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3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2</text:p>
          </table:table-cell>
        </table:table-row>
        <table:table-row table:style-name="ro2">
          <table:table-cell table:style-name="ce197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7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7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7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7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7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1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0</text:p>
          </table:table-cell>
        </table:table-row>
        <table:table-row table:style-name="ro2">
          <table:table-cell table:style-name="ce197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70" office:value-type="string" calcext:value-type="string">
            <text:p>* Belharc harcmodor törölve</text:p>
          </table:table-cell>
        </table:table-row>
        <table:table-row table:style-name="ro2">
          <table:table-cell table:style-name="ce1970" office:value-type="string" calcext:value-type="string">
            <text:p>* Fortély cellák átalak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9</text:p>
          </table:table-cell>
        </table:table-row>
        <table:table-row table:style-name="ro2">
          <table:table-cell table:style-name="ce1970" office:value-type="string" calcext:value-type="string">
            <text:p>* KP/Szint = 70 + Intelligencia</text:p>
          </table:table-cell>
        </table:table-row>
        <table:table-row table:style-name="ro2">
          <table:table-cell table:style-name="ce197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8</text:p>
          </table:table-cell>
        </table:table-row>
        <table:table-row table:style-name="ro2">
          <table:table-cell table:style-name="ce197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7</text:p>
          </table:table-cell>
        </table:table-row>
        <table:table-row table:style-name="ro2">
          <table:table-cell table:style-name="ce1970" office:value-type="string" calcext:value-type="string">
            <text:p>* Max egyfajta HM hiba jav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6</text:p>
          </table:table-cell>
        </table:table-row>
        <table:table-row table:style-name="ro2">
          <table:table-cell table:style-name="ce197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3.5</text:p>
          </table:table-cell>
        </table:table-row>
        <table:table-row table:style-name="ro2">
          <table:table-cell table:style-name="ce1980" office:value-type="string" calcext:value-type="string">
            <text:p>* 1ψP = 2KP</text:p>
          </table:table-cell>
        </table:table-row>
        <table:table-row table:style-name="ro2">
          <table:table-cell table:style-name="ce1980" office:value-type="string" calcext:value-type="string">
            <text:p>* 1 MP = 3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4</text:p>
          </table:table-cell>
        </table:table-row>
        <table:table-row table:style-name="ro2">
          <table:table-cell table:style-name="ce1970" office:value-type="string" calcext:value-type="string">
            <text:p>* Apró javítások</text:p>
          </table:table-cell>
        </table:table-row>
        <table:table-row table:style-name="ro2">
          <table:table-cell table:style-name="ce197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3</text:p>
          </table:table-cell>
        </table:table-row>
        <table:table-row table:style-name="ro2">
          <table:table-cell table:style-name="ce19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80" office:value-type="string" calcext:value-type="string">
            <text:p>* 1 CHM = 4KP</text:p>
          </table:table-cell>
        </table:table-row>
        <table:table-row table:style-name="ro2">
          <table:table-cell table:style-name="ce19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80" office:value-type="string" calcext:value-type="string">
            <text:p>* 5HM-&gt;3HM másra</text:p>
          </table:table-cell>
        </table:table-row>
        <table:table-row table:style-name="ro2">
          <table:table-cell table:style-name="ce1980" office:value-type="string" calcext:value-type="string">
            <text:p>* 4HM-&gt;2HM másra</text:p>
          </table:table-cell>
        </table:table-row>
        <table:table-row table:style-name="ro2">
          <table:table-cell table:style-name="ce1980" office:value-type="string" calcext:value-type="string">
            <text:p>* 3HM-&gt;1HM másra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1</text:p>
          </table:table-cell>
        </table:table-row>
        <table:table-row table:style-name="ro2">
          <table:table-cell table:style-name="ce19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8, V2.9</text:p>
          </table:table-cell>
        </table:table-row>
        <table:table-row table:style-name="ro2">
          <table:table-cell table:style-name="ce19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7</text:p>
          </table:table-cell>
        </table:table-row>
        <table:table-row table:style-name="ro2">
          <table:table-cell table:style-name="ce19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80" office:value-type="string" calcext:value-type="string">
            <text:p>* Életerő táblázat bekerült</text:p>
          </table:table-cell>
        </table:table-row>
        <table:table-row table:style-name="ro2">
          <table:table-cell table:style-name="ce19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6</text:p>
          </table:table-cell>
        </table:table-row>
        <table:table-row table:style-name="ro2">
          <table:table-cell table:style-name="ce197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80" office:value-type="string" calcext:value-type="string">
            <text:p>sehol a nyomtatási képből</text:p>
          </table:table-cell>
        </table:table-row>
        <table:table-row table:style-name="ro2">
          <table:table-cell table:style-name="ce1968" office:value-type="string" calcext:value-type="string">
            <text:p>v2.5</text:p>
          </table:table-cell>
        </table:table-row>
        <table:table-row table:style-name="ro2">
          <table:table-cell table:style-name="ce197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7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5" table:default-cell-style-name="ce1911"/>
        <table:table-column table:style-name="co86" table:default-cell-style-name="ce1610"/>
        <table:table-column table:style-name="co87" table:default-cell-style-name="ce1911"/>
        <table:table-column table:style-name="co88" table:default-cell-style-name="ce1911"/>
        <table:table-column table:style-name="co87" table:default-cell-style-name="ce1911"/>
        <table:table-column table:style-name="co89" table:default-cell-style-name="ce1911"/>
        <table:table-column table:style-name="co90" table:default-cell-style-name="ce1911"/>
        <table:table-column table:style-name="co91" table:default-cell-style-name="ce1911"/>
        <table:table-column table:style-name="co92" table:default-cell-style-name="ce1911"/>
        <table:table-column table:style-name="co93" table:default-cell-style-name="ce1911"/>
        <table:table-column table:style-name="co94" table:default-cell-style-name="ce1911"/>
        <table:table-column table:style-name="co95" table:default-cell-style-name="ce1911"/>
        <table:table-column table:style-name="co96" table:default-cell-style-name="ce1911"/>
        <table:table-column table:style-name="co97" table:number-columns-repeated="3" table:default-cell-style-name="ce1911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1930"/>
        <table:table-column table:style-name="co100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43"/>
          <table:covered-table-cell table:style-name="ce1650"/>
          <table:covered-table-cell table:number-columns-repeated="6" table:style-name="ce1643"/>
          <table:covered-table-cell table:number-columns-repeated="3" table:style-name="ce1674"/>
          <table:covered-table-cell table:style-name="ce164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43"/>
          <table:table-cell table:style-name="ce1650"/>
          <table:table-cell table:style-name="ce1643" table:number-columns-repeated="6"/>
          <table:table-cell table:style-name="ce1674" table:number-columns-repeated="3"/>
          <table:table-cell table:style-name="ce164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660" office:value-type="string" calcext:value-type="string">
            <text:p>Szint</text:p>
          </table:table-cell>
          <table:table-cell table:style-name="ce1660" office:value-type="string" calcext:value-type="string" table:number-columns-spanned="2" table:number-rows-spanned="1">
            <text:p>KP</text:p>
          </table:table-cell>
          <table:covered-table-cell table:style-name="ce166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2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65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2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1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65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65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40" office:value-type="string" calcext:value-type="string">
            <text:p>Fok</text:p>
          </table:table-cell>
          <table:table-cell table:style-name="ce164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65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4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65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65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65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65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5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65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59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65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4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65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65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9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65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80" table:number-columns-repeated="3"/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4"/>
          <table:table-cell table:style-name="ce480"/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578" table:content-validation-name="val192" office:value-type="string" calcext:value-type="string">
            <text:p>Egyik HM nagyobb lehet</text:p>
          </table:table-cell>
          <table:table-cell table:style-name="ce1933" table:content-validation-name="val192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40" table:content-validation-name="val194" office:value-type="string" calcext:value-type="string">
            <text:p>Fok</text:p>
          </table:table-cell>
          <table:table-cell table:style-name="ce1640" table:content-validation-name="val194" office:value-type="string" calcext:value-type="string">
            <text:p>Bónusz</text:p>
          </table:table-cell>
          <table:table-cell table:style-name="ce550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4" office:value-type="float" office:value="0" calcext:value-type="float">
            <text:p>0</text:p>
          </table:table-cell>
          <table:table-cell table:style-name="ce1341" table:content-validation-name="val194" office:value-type="float" office:value="0" calcext:value-type="float">
            <text:p>0</text:p>
          </table:table-cell>
          <table:table-cell table:style-name="ce55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4" office:value-type="float" office:value="1" calcext:value-type="float">
            <text:p>1</text:p>
          </table:table-cell>
          <table:table-cell table:style-name="ce1341" table:content-validation-name="val194" office:value-type="float" office:value="1" calcext:value-type="float">
            <text:p>1</text:p>
          </table:table-cell>
          <table:table-cell table:style-name="ce550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5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50" table:content-validation-name="val60"/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40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50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7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7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65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65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20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29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80" table:content-validation-name="val60"/>
          <table:table-cell table:style-name="ce1640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80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641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641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641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641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7" table:content-validation-name="val60"/>
          <table:table-cell table:style-name="ce1630" table:content-validation-name="val60" table:number-columns-repeated="2"/>
          <table:table-cell table:style-name="ce1920" table:content-validation-name="val60"/>
          <table:table-cell table:style-name="ce1654" table:content-validation-name="val60"/>
          <table:table-cell table:style-name="ce1920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80" table:content-validation-name="val60"/>
          <table:covered-table-cell table:style-name="ce550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642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642" table:content-validation-name="val60"/>
          <table:table-cell table:style-name="ce1642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642" table:content-validation-name="val60" office:value-type="string" calcext:value-type="string">
            <text:p>Szúró</text:p>
          </table:table-cell>
          <table:table-cell table:style-name="ce1642" table:content-validation-name="val60" office:value-type="string" calcext:value-type="string">
            <text:p>Vágó</text:p>
          </table:table-cell>
          <table:table-cell table:style-name="ce1642" table:content-validation-name="val60" office:value-type="string" calcext:value-type="string">
            <text:p>Zúzó</text:p>
          </table:table-cell>
          <table:table-cell table:style-name="ce1642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591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591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591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591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591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591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591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642" table:content-validation-name="val60" office:value-type="string" calcext:value-type="string">
            <text:p>SFÉ</text:p>
          </table:table-cell>
          <table:table-cell table:style-name="ce1642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642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65"/>
          <table:table-cell table:style-name="ce1617"/>
          <table:table-cell table:style-name="Default" table:number-columns-repeated="3"/>
          <table:table-cell table:style-name="ce1654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65"/>
          <table:table-cell table:style-name="ce1587"/>
          <table:table-cell table:style-name="ce1630" table:number-columns-repeated="2"/>
          <table:table-cell table:style-name="ce1920"/>
          <table:table-cell table:style-name="ce1654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65"/>
          <table:table-cell table:style-name="ce1587"/>
          <table:table-cell table:style-name="ce1630" table:number-columns-repeated="2"/>
          <table:table-cell table:style-name="ce1920"/>
          <table:table-cell table:style-name="ce1654"/>
          <table:table-cell table:style-name="ce1920" table:number-columns-repeated="6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65"/>
          <table:table-cell table:style-name="ce1587"/>
          <table:table-cell table:style-name="ce1630" table:number-columns-repeated="2"/>
          <table:table-cell table:style-name="ce1920"/>
          <table:table-cell table:number-columns-repeated="4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65"/>
          <table:table-cell table:number-columns-repeated="8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11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/>
    <style:font-face style:name="Avenir4" svg:font-family="Avenir" style:font-adornments="Bold 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00.00.00</text:date>, <text:time style:data-style-name="N2" text:time-value="19:53:31.87480582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19T22:24:31.191043908</dc:date>
    <meta:editing-cycles>768</meta:editing-cycles>
    <meta:editing-duration>P7DT21H57M35S</meta:editing-duration>
    <meta:document-statistic meta:table-count="11" meta:cell-count="351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